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>
      <style:text-properties fo:language="el" fo:country="GR"/>
    </style:style>
    <style:style style:name="P2" style:family="paragraph" style:parent-style-name="List_20_Paragraph">
      <style:paragraph-properties fo:margin-left="0in" fo:margin-right="0in" fo:text-indent="0in" style:auto-text-indent="false"/>
    </style:style>
    <style:style style:name="P3" style:family="paragraph" style:parent-style-name="List_20_Paragraph">
      <style:paragraph-properties fo:margin-left="0in" fo:margin-right="0in" fo:text-indent="0in" style:auto-text-indent="false"/>
      <style:text-properties fo:language="el" fo:country="GR"/>
    </style:style>
    <style:style style:name="P4" style:family="paragraph" style:parent-style-name="List_20_Paragraph">
      <style:paragraph-properties fo:margin-left="0in" fo:margin-right="0in" fo:text-indent="0in" style:auto-text-indent="false"/>
      <style:text-properties fo:font-size="16pt" fo:font-weight="bold" officeooo:rsid="000ab6f1" officeooo:paragraph-rsid="000ab6f1" style:font-size-asian="16pt" style:font-weight-asian="bold" style:font-size-complex="16pt" style:font-weight-complex="bold"/>
    </style:style>
    <style:style style:name="P5" style:family="paragraph" style:parent-style-name="List_20_Paragraph">
      <style:paragraph-properties fo:margin-left="0in" fo:margin-right="0in" fo:text-indent="0in" style:auto-text-indent="false"/>
      <style:text-properties officeooo:paragraph-rsid="000ab6f1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language="el" fo:country="GR" officeooo:paragraph-rsid="0013ab33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language="el" fo:country="GR" officeooo:rsid="0013ab33" officeooo:paragraph-rsid="0013ab33"/>
    </style:style>
    <style:style style:name="P8" style:family="paragraph" style:parent-style-name="Standard">
      <style:paragraph-properties fo:margin-left="0in" fo:margin-right="0in" fo:text-indent="0in" style:auto-text-indent="false"/>
      <style:text-properties officeooo:paragraph-rsid="0013ab33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size="16pt" fo:language="el" fo:country="GR" fo:font-weight="bold" officeooo:rsid="000ab6f1" officeooo:paragraph-rsid="00150e83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size="11pt" fo:language="el" fo:country="GR" fo:font-weight="normal" officeooo:rsid="0013ab33" officeooo:paragraph-rsid="00150e83" style:font-size-asian="11pt" style:font-weight-asian="normal" style:font-size-complex="11pt" style:font-weight-complex="normal"/>
    </style:style>
    <style:style style:name="P11" style:family="paragraph" style:parent-style-name="Standard">
      <style:text-properties fo:language="el" fo:country="GR"/>
    </style:style>
    <style:style style:name="P12" style:family="paragraph" style:parent-style-name="Standard">
      <style:text-properties fo:language="el" fo:country="GR" officeooo:paragraph-rsid="00087153"/>
    </style:style>
    <style:style style:name="P13" style:family="paragraph" style:parent-style-name="Standard">
      <style:text-properties fo:language="el" fo:country="GR" officeooo:paragraph-rsid="00150e83"/>
    </style:style>
    <style:style style:name="P14" style:family="paragraph" style:parent-style-name="Standard">
      <style:text-properties officeooo:paragraph-rsid="00053494"/>
    </style:style>
    <style:style style:name="P15" style:family="paragraph" style:parent-style-name="Standard">
      <style:text-properties officeooo:paragraph-rsid="00087153"/>
    </style:style>
    <style:style style:name="P16" style:family="paragraph" style:parent-style-name="Standard">
      <style:text-properties officeooo:paragraph-rsid="000ccaac"/>
    </style:style>
    <style:style style:name="P17" style:family="paragraph" style:parent-style-name="Standard">
      <style:text-properties fo:font-weight="normal" style:font-weight-asian="normal" style:font-weight-complex="normal"/>
    </style:style>
    <style:style style:name="P18" style:family="paragraph" style:parent-style-name="Standard">
      <style:text-properties officeooo:paragraph-rsid="000c06e5"/>
    </style:style>
    <style:style style:name="P19" style:family="paragraph" style:parent-style-name="Standard">
      <style:text-properties officeooo:paragraph-rsid="0019ebf1"/>
    </style:style>
    <style:style style:name="P20" style:family="paragraph" style:parent-style-name="List_20_Paragraph" style:list-style-name="WWNum33"/>
    <style:style style:name="P21" style:family="paragraph" style:parent-style-name="List_20_Paragraph" style:list-style-name="WWNum33">
      <style:text-properties fo:language="el" fo:country="GR"/>
    </style:style>
    <style:style style:name="P22" style:family="paragraph" style:parent-style-name="List_20_Paragraph" style:list-style-name="WWNum1">
      <style:text-properties fo:language="el" fo:country="GR"/>
    </style:style>
    <style:style style:name="P23" style:family="paragraph" style:parent-style-name="List_20_Paragraph" style:list-style-name="WWNum10">
      <style:text-properties fo:language="el" fo:country="GR" officeooo:rsid="000400c6" officeooo:paragraph-rsid="000400c6"/>
    </style:style>
    <style:style style:name="P24" style:family="paragraph" style:parent-style-name="List_20_Paragraph" style:list-style-name="WWNum10">
      <style:text-properties fo:language="el" fo:country="GR" officeooo:rsid="000400c6" officeooo:paragraph-rsid="0019ebf1"/>
    </style:style>
    <style:style style:name="P25" style:family="paragraph" style:parent-style-name="List_20_Paragraph" style:list-style-name="WWNum16">
      <style:text-properties fo:language="el" fo:country="GR" officeooo:rsid="000400c6" officeooo:paragraph-rsid="0019ebf1"/>
    </style:style>
    <style:style style:name="P26" style:family="paragraph" style:parent-style-name="List_20_Paragraph" style:list-style-name="WWNum10">
      <style:text-properties fo:language="el" fo:country="GR" officeooo:paragraph-rsid="0019ebf1"/>
    </style:style>
    <style:style style:name="P27" style:family="paragraph" style:parent-style-name="List_20_Paragraph" style:list-style-name="WWNum10">
      <style:text-properties fo:language="el" fo:country="GR" officeooo:paragraph-rsid="000400c6"/>
    </style:style>
    <style:style style:name="P28" style:family="paragraph" style:parent-style-name="List_20_Paragraph" style:list-style-name="WWNum16">
      <style:text-properties fo:language="el" fo:country="GR"/>
    </style:style>
    <style:style style:name="P29" style:family="paragraph" style:parent-style-name="List_20_Paragraph" style:list-style-name="WWNum16">
      <style:text-properties fo:language="el" fo:country="GR" officeooo:paragraph-rsid="0019ebf1"/>
    </style:style>
    <style:style style:name="P30" style:family="paragraph" style:parent-style-name="List_20_Paragraph" style:list-style-name="WWNum16">
      <style:text-properties fo:language="el" fo:country="GR" officeooo:paragraph-rsid="00087153"/>
    </style:style>
    <style:style style:name="P31" style:family="paragraph" style:parent-style-name="List_20_Paragraph" style:list-style-name="WWNum16">
      <style:text-properties fo:language="el" fo:country="GR" officeooo:rsid="000a073b" officeooo:paragraph-rsid="000a073b"/>
    </style:style>
    <style:style style:name="P32" style:family="paragraph" style:parent-style-name="List_20_Paragraph" style:list-style-name="WWNum31">
      <style:text-properties fo:language="el" fo:country="GR" officeooo:rsid="000dccde" officeooo:paragraph-rsid="000dccde"/>
    </style:style>
    <style:style style:name="P33" style:family="paragraph" style:parent-style-name="List_20_Paragraph" style:list-style-name="WWNum1"/>
    <style:style style:name="P34" style:family="paragraph" style:parent-style-name="List_20_Paragraph" style:list-style-name="WWNum10"/>
    <style:style style:name="P35" style:family="paragraph" style:parent-style-name="List_20_Paragraph" style:list-style-name="WWNum10">
      <style:text-properties officeooo:paragraph-rsid="00035dac"/>
    </style:style>
    <style:style style:name="P36" style:family="paragraph" style:parent-style-name="List_20_Paragraph" style:list-style-name="WWNum10">
      <style:text-properties officeooo:paragraph-rsid="0019ebf1"/>
    </style:style>
    <style:style style:name="P37" style:family="paragraph" style:parent-style-name="List_20_Paragraph" style:list-style-name="WWNum10">
      <style:text-properties officeooo:paragraph-rsid="002b98c5"/>
    </style:style>
    <style:style style:name="P38" style:family="paragraph" style:parent-style-name="List_20_Paragraph" style:list-style-name="WWNum10">
      <style:text-properties officeooo:rsid="000400c6" officeooo:paragraph-rsid="000400c6"/>
    </style:style>
    <style:style style:name="P39" style:family="paragraph" style:parent-style-name="List_20_Paragraph" style:list-style-name="WWNum16">
      <style:text-properties officeooo:rsid="000400c6" officeooo:paragraph-rsid="00087153"/>
    </style:style>
    <style:style style:name="P40" style:family="paragraph" style:parent-style-name="List_20_Paragraph" style:list-style-name="WWNum16"/>
    <style:style style:name="P41" style:family="paragraph" style:parent-style-name="List_20_Paragraph" style:list-style-name="WWNum16">
      <style:text-properties officeooo:paragraph-rsid="0019ebf1"/>
    </style:style>
    <style:style style:name="P42" style:family="paragraph" style:parent-style-name="List_20_Paragraph" style:list-style-name="WWNum16">
      <style:text-properties officeooo:paragraph-rsid="00087153"/>
    </style:style>
    <style:style style:name="P43" style:family="paragraph" style:parent-style-name="List_20_Paragraph" style:list-style-name="WWNum16">
      <style:text-properties officeooo:paragraph-rsid="002b98c5"/>
    </style:style>
    <style:style style:name="P44" style:family="paragraph" style:parent-style-name="List_20_Paragraph" style:list-style-name="WWNum31"/>
    <style:style style:name="P45" style:family="paragraph" style:parent-style-name="List_20_Paragraph" style:list-style-name="WWNum31">
      <style:text-properties officeooo:paragraph-rsid="002b98c5"/>
    </style:style>
    <style:style style:name="P46" style:family="paragraph" style:parent-style-name="List_20_Paragraph" style:list-style-name="WWNum34">
      <style:paragraph-properties fo:margin-left="0in" fo:margin-right="0in" fo:text-indent="0in" style:auto-text-indent="false"/>
      <style:text-properties officeooo:paragraph-rsid="00053494"/>
    </style:style>
    <style:style style:name="P47" style:family="paragraph" style:parent-style-name="List_20_Paragraph" style:list-style-name="WWNum10">
      <style:paragraph-properties fo:margin-left="0in" fo:margin-right="0in" fo:text-indent="0in" style:auto-text-indent="false"/>
      <style:text-properties officeooo:paragraph-rsid="00053494"/>
    </style:style>
    <style:style style:name="P48" style:family="paragraph" style:parent-style-name="List_20_Paragraph" style:list-style-name="WWNum29">
      <style:paragraph-properties fo:margin-left="0in" fo:margin-right="0in" fo:text-indent="0in" style:auto-text-indent="false"/>
      <style:text-properties officeooo:paragraph-rsid="002041d8"/>
    </style:style>
    <style:style style:name="P49" style:family="paragraph" style:parent-style-name="List_20_Paragraph" style:list-style-name="WWNum16">
      <style:paragraph-properties fo:margin-left="0in" fo:margin-right="0in" fo:text-indent="0in" style:auto-text-indent="false"/>
      <style:text-properties officeooo:paragraph-rsid="000a073b"/>
    </style:style>
    <style:style style:name="P50" style:family="paragraph" style:parent-style-name="List_20_Paragraph" style:list-style-name="WWNum16">
      <style:paragraph-properties fo:margin-left="0in" fo:margin-right="0in" fo:text-indent="0in" style:auto-text-indent="false"/>
      <style:text-properties fo:language="el" fo:country="GR" officeooo:rsid="000a073b" officeooo:paragraph-rsid="000a073b"/>
    </style:style>
    <style:style style:name="P51" style:family="paragraph" style:parent-style-name="List_20_Paragraph" style:list-style-name="WWNum33">
      <style:paragraph-properties fo:margin-left="0in" fo:margin-right="0in" fo:text-indent="0in" style:auto-text-indent="false"/>
      <style:text-properties fo:language="el" fo:country="GR" officeooo:rsid="000ab6f1" officeooo:paragraph-rsid="000ab6f1"/>
    </style:style>
    <style:style style:name="P52" style:family="paragraph" style:parent-style-name="List_20_Paragraph" style:list-style-name="WWNum33">
      <style:paragraph-properties fo:margin-left="0in" fo:margin-right="0in" fo:text-indent="0in" style:auto-text-indent="false"/>
      <style:text-properties fo:language="el" fo:country="GR" officeooo:rsid="000ab6f1" officeooo:paragraph-rsid="000c06e5"/>
    </style:style>
    <style:style style:name="P53" style:family="paragraph" style:parent-style-name="List_20_Paragraph" style:list-style-name="WWNum33">
      <style:paragraph-properties fo:margin-left="0in" fo:margin-right="0in" fo:text-indent="0in" style:auto-text-indent="false"/>
      <style:text-properties fo:language="el" fo:country="GR" officeooo:rsid="000c06e5" officeooo:paragraph-rsid="000c06e5"/>
    </style:style>
    <style:style style:name="P54" style:family="paragraph" style:parent-style-name="List_20_Paragraph" style:list-style-name="WWNum31">
      <style:paragraph-properties fo:margin-left="0in" fo:margin-right="0in" fo:text-indent="0in" style:auto-text-indent="false"/>
      <style:text-properties fo:language="el" fo:country="GR" fo:font-weight="bold" officeooo:paragraph-rsid="0014919d" style:font-weight-asian="bold" style:font-weight-complex="bold"/>
    </style:style>
    <style:style style:name="P55" style:family="paragraph" style:parent-style-name="List_20_Paragraph" style:list-style-name="WWNum31">
      <style:paragraph-properties fo:margin-left="0in" fo:margin-right="0in" fo:text-indent="0in" style:auto-text-indent="false"/>
      <style:text-properties fo:language="el" fo:country="GR" fo:font-weight="bold" officeooo:rsid="000400c6" officeooo:paragraph-rsid="0014919d" style:font-weight-asian="bold" style:font-weight-complex="bold"/>
    </style:style>
    <style:style style:name="P56" style:family="paragraph" style:parent-style-name="List_20_Paragraph" style:list-style-name="WWNum33">
      <style:paragraph-properties fo:margin-left="0in" fo:margin-right="0in" fo:text-indent="0in" style:auto-text-indent="false"/>
      <style:text-properties fo:language="en" fo:country="US" officeooo:rsid="000ab6f1" officeooo:paragraph-rsid="000ab6f1"/>
    </style:style>
    <style:style style:name="P57" style:family="paragraph" style:parent-style-name="List_20_Paragraph" style:list-style-name="WWNum33">
      <style:paragraph-properties fo:margin-left="0in" fo:margin-right="0in" fo:text-indent="0in" style:auto-text-indent="false"/>
      <style:text-properties fo:language="en" fo:country="US" officeooo:rsid="0014919d" officeooo:paragraph-rsid="0014919d"/>
    </style:style>
    <style:style style:name="P58" style:family="paragraph" style:parent-style-name="List_20_Paragraph" style:list-style-name="WWNum33">
      <style:paragraph-properties fo:margin-left="0in" fo:margin-right="0in" fo:text-indent="0in" style:auto-text-indent="false"/>
      <style:text-properties officeooo:paragraph-rsid="000ab6f1"/>
    </style:style>
    <style:style style:name="P59" style:family="paragraph" style:parent-style-name="List_20_Paragraph">
      <style:paragraph-properties fo:margin-left="0in" fo:margin-right="0in" fo:text-indent="0in" style:auto-text-indent="false"/>
      <style:text-properties fo:font-size="11pt" fo:language="el" fo:country="GR" fo:font-weight="normal" officeooo:rsid="000ab6f1" officeooo:paragraph-rsid="000ab6f1" style:font-size-asian="11pt" style:font-weight-asian="normal" style:font-size-complex="11pt" style:font-weight-complex="normal"/>
    </style:style>
    <style:style style:name="P60" style:family="paragraph" style:parent-style-name="List_20_Paragraph">
      <style:paragraph-properties fo:margin-left="0in" fo:margin-right="0in" fo:text-indent="0in" style:auto-text-indent="false"/>
      <style:text-properties fo:font-size="11pt" fo:language="en" fo:country="US" fo:font-weight="normal" officeooo:rsid="0014919d" officeooo:paragraph-rsid="0014919d" style:font-size-asian="11pt" style:font-weight-asian="normal" style:font-size-complex="11pt" style:font-weight-complex="normal"/>
    </style:style>
    <style:style style:name="P61" style:family="paragraph" style:parent-style-name="List_20_Paragraph" style:list-style-name="WWNum31">
      <style:paragraph-properties fo:margin-left="0in" fo:margin-right="0in" fo:text-indent="0in" style:auto-text-indent="false"/>
      <style:text-properties style:font-name="Calibri2" fo:font-size="11pt" fo:font-weight="normal" officeooo:rsid="000ab6f1" officeooo:paragraph-rsid="002b98c5" style:font-size-asian="11pt" style:font-weight-asian="normal" style:font-size-complex="11pt" style:font-weight-complex="normal"/>
    </style:style>
    <style:style style:name="P62" style:family="paragraph" style:parent-style-name="List_20_Paragraph" style:list-style-name="WWNum31">
      <style:paragraph-properties fo:margin-left="0in" fo:margin-right="0in" fo:text-indent="0in" style:auto-text-indent="false"/>
      <style:text-properties style:font-name="Calibri2" fo:font-size="11pt" fo:language="en" fo:country="US" fo:font-weight="normal" officeooo:rsid="00150e1e" officeooo:paragraph-rsid="0026dafb" style:font-size-asian="11pt" style:font-weight-asian="normal" style:font-size-complex="11pt" style:font-weight-complex="normal"/>
    </style:style>
    <style:style style:name="P63" style:family="paragraph" style:parent-style-name="List_20_Paragraph">
      <style:paragraph-properties fo:margin-left="0in" fo:margin-right="0in" fo:text-indent="0in" style:auto-text-indent="false"/>
      <style:text-properties style:font-name="Calibri2" fo:font-size="11pt" fo:language="el" fo:country="GR" fo:font-weight="normal" officeooo:rsid="0014919d" officeooo:paragraph-rsid="00150e1e" style:font-size-asian="11pt" style:font-weight-asian="normal" style:font-size-complex="11pt" style:font-weight-complex="normal"/>
    </style:style>
    <style:style style:name="P64" style:family="paragraph" style:parent-style-name="List_20_Paragraph" style:list-style-name="WWNum31">
      <style:paragraph-properties fo:margin-left="0in" fo:margin-right="0in" fo:text-indent="0in" style:auto-text-indent="false"/>
      <style:text-properties fo:font-weight="bold" officeooo:paragraph-rsid="0014919d" style:font-weight-asian="bold" style:font-weight-complex="bold"/>
    </style:style>
    <style:style style:name="P65" style:family="paragraph" style:parent-style-name="List_20_Paragraph" style:list-style-name="WWNum31">
      <style:paragraph-properties fo:margin-left="0in" fo:margin-right="0in" fo:text-indent="0in" style:auto-text-indent="false"/>
      <style:text-properties fo:font-weight="bold" officeooo:paragraph-rsid="00150e1e" style:font-weight-asian="bold" style:font-weight-complex="bold"/>
    </style:style>
    <style:style style:name="P66" style:family="paragraph" style:parent-style-name="List_20_Paragraph">
      <style:paragraph-properties fo:margin-left="0in" fo:margin-right="0in" fo:text-indent="0in" style:auto-text-indent="false"/>
      <style:text-properties fo:font-weight="bold" officeooo:paragraph-rsid="0014919d" style:font-weight-asian="bold" style:font-weight-complex="bold"/>
    </style:style>
    <style:style style:name="P67" style:family="paragraph" style:parent-style-name="List_20_Paragraph" style:list-style-name="WWNum31">
      <style:paragraph-properties fo:margin-left="0in" fo:margin-right="0in" fo:text-indent="0in" style:auto-text-indent="false"/>
      <style:text-properties officeooo:paragraph-rsid="00150e1e"/>
    </style:style>
    <style:style style:name="P68" style:family="paragraph" style:parent-style-name="List_20_Paragraph">
      <style:paragraph-properties fo:margin-left="0in" fo:margin-right="0in" fo:text-indent="0in" style:auto-text-indent="false"/>
      <style:text-properties fo:font-size="16pt" fo:font-weight="bold" officeooo:rsid="000ab6f1" officeooo:paragraph-rsid="0014919d" style:font-size-asian="16pt" style:font-weight-asian="bold" style:font-size-complex="16pt" style:font-weight-complex="bold"/>
    </style:style>
    <style:style style:name="P69" style:family="paragraph" style:parent-style-name="Standard" style:master-page-name="Standard">
      <style:paragraph-properties style:page-number="auto"/>
      <style:text-properties fo:language="el" fo:country="GR"/>
    </style:style>
    <style:style style:name="P70" style:family="paragraph" style:parent-style-name="Standard">
      <style:paragraph-properties fo:margin-left="0in" fo:margin-right="0in" fo:text-indent="0in" style:auto-text-indent="false"/>
      <style:text-properties fo:font-size="11pt" fo:language="el" fo:country="GR" fo:font-weight="normal" officeooo:rsid="0013ab33" officeooo:paragraph-rsid="0013ab33" style:font-size-asian="11pt" style:font-weight-asian="normal" style:font-size-complex="11pt" style:font-weight-complex="normal"/>
    </style:style>
    <style:style style:name="P71" style:family="paragraph" style:parent-style-name="Standard">
      <style:paragraph-properties fo:margin-left="0in" fo:margin-right="0in" fo:text-indent="0in" style:auto-text-indent="false"/>
      <style:text-properties fo:font-size="11pt" fo:font-weight="normal" officeooo:rsid="000ab6f1" officeooo:paragraph-rsid="0023ef0c" style:font-size-asian="9.60000038146973pt" style:font-weight-asian="normal" style:font-size-complex="11pt" style:font-weight-complex="normal"/>
    </style:style>
    <style:style style:name="P72" style:family="paragraph" style:parent-style-name="Standard" style:list-style-name="WWNum31">
      <style:paragraph-properties fo:margin-left="0in" fo:margin-right="0in" fo:text-indent="0in" style:auto-text-indent="false"/>
      <style:text-properties style:font-name="Calibri2" fo:font-size="11pt" fo:language="el" fo:country="GR" fo:font-weight="bold" officeooo:rsid="0014919d" officeooo:paragraph-rsid="00150e1e" style:font-size-asian="11pt" style:font-weight-asian="bold" style:font-size-complex="11pt" style:font-weight-complex="bold"/>
    </style:style>
    <style:style style:name="P73" style:family="paragraph" style:parent-style-name="Standard">
      <style:paragraph-properties fo:margin-left="0in" fo:margin-right="0in" fo:text-indent="0in" style:auto-text-indent="false"/>
      <style:text-properties officeooo:paragraph-rsid="0025df0f"/>
    </style:style>
    <style:style style:name="P74" style:family="paragraph" style:parent-style-name="Standard">
      <style:paragraph-properties fo:margin-left="0in" fo:margin-right="0in" fo:text-indent="0in" style:auto-text-indent="false"/>
      <style:text-properties fo:font-size="16pt" fo:font-weight="bold" officeooo:rsid="000ab6f1" officeooo:paragraph-rsid="0026dafb" style:font-size-asian="16pt" style:font-weight-asian="bold" style:font-size-complex="16pt" style:font-weight-complex="bold"/>
    </style:style>
    <style:style style:name="P75" style:family="paragraph" style:parent-style-name="Standard">
      <style:paragraph-properties fo:margin-left="0in" fo:margin-right="0in" fo:text-indent="0in" style:auto-text-indent="false"/>
      <style:text-properties fo:font-size="16pt" fo:font-weight="bold" officeooo:rsid="000ab6f1" officeooo:paragraph-rsid="0013ab33" style:font-size-asian="16pt" style:font-weight-asian="bold" style:font-size-complex="16pt" style:font-weight-complex="bold"/>
    </style:style>
    <style:style style:name="P76" style:family="paragraph" style:parent-style-name="Standard">
      <style:text-properties officeooo:paragraph-rsid="002041d8"/>
    </style:style>
    <style:style style:name="P77" style:family="paragraph" style:parent-style-name="Standard">
      <style:text-properties fo:language="el" fo:country="GR"/>
    </style:style>
    <style:style style:name="P78" style:family="paragraph" style:parent-style-name="Standard">
      <style:text-properties fo:language="el" fo:country="GR" officeooo:paragraph-rsid="002041d8"/>
    </style:style>
    <style:style style:name="P79" style:family="paragraph" style:parent-style-name="Standard">
      <style:text-properties fo:language="el" fo:country="GR" officeooo:paragraph-rsid="002229eb"/>
    </style:style>
    <style:style style:name="P80" style:family="paragraph" style:parent-style-name="Standard">
      <style:text-properties fo:language="el" fo:country="GR" officeooo:paragraph-rsid="0026fd4b"/>
    </style:style>
    <style:style style:name="P81" style:family="paragraph" style:parent-style-name="Standard">
      <style:text-properties officeooo:paragraph-rsid="00053494"/>
    </style:style>
    <style:style style:name="P82" style:family="paragraph" style:parent-style-name="Standard">
      <style:text-properties officeooo:paragraph-rsid="002229eb"/>
    </style:style>
    <style:style style:name="P8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84" style:family="paragraph" style:parent-style-name="Standard">
      <style:text-properties fo:font-size="16pt" fo:font-weight="bold" officeooo:paragraph-rsid="00227320" style:font-size-asian="16pt" style:font-weight-asian="bold" style:font-size-complex="16pt" style:font-weight-complex="bold"/>
    </style:style>
    <style:style style:name="P85" style:family="paragraph" style:parent-style-name="Standard">
      <style:text-properties officeooo:paragraph-rsid="002391b4"/>
    </style:style>
    <style:style style:name="P86" style:family="paragraph" style:parent-style-name="Standard">
      <style:text-properties officeooo:paragraph-rsid="0023ef0c"/>
    </style:style>
    <style:style style:name="P87" style:family="paragraph" style:parent-style-name="Standard">
      <style:text-properties officeooo:paragraph-rsid="0026dafb"/>
    </style:style>
    <style:style style:name="T1" style:family="text">
      <style:text-properties fo:language="el" fo:country="GR"/>
    </style:style>
    <style:style style:name="T2" style:family="text">
      <style:text-properties fo:language="el" fo:country="GR" style:text-underline-style="solid" style:text-underline-width="auto" style:text-underline-color="font-color"/>
    </style:style>
    <style:style style:name="T3" style:family="text">
      <style:text-properties fo:language="el" fo:country="GR" fo:font-weight="bold" style:font-weight-asian="bold" style:font-weight-complex="bold"/>
    </style:style>
    <style:style style:name="T4" style:family="text">
      <style:text-properties fo:language="el" fo:country="GR" fo:font-style="italic" style:font-style-asian="italic" style:font-style-complex="italic"/>
    </style:style>
    <style:style style:name="T5" style:family="text">
      <style:text-properties fo:language="el" fo:country="GR" officeooo:rsid="00035dac"/>
    </style:style>
    <style:style style:name="T6" style:family="text">
      <style:text-properties fo:language="el" fo:country="GR" officeooo:rsid="000400c6"/>
    </style:style>
    <style:style style:name="T7" style:family="text">
      <style:text-properties fo:language="el" fo:country="GR" officeooo:rsid="00053494"/>
    </style:style>
    <style:style style:name="T8" style:family="text">
      <style:text-properties fo:language="el" fo:country="GR" officeooo:rsid="000a073b"/>
    </style:style>
    <style:style style:name="T9" style:family="text">
      <style:text-properties fo:language="el" fo:country="GR" officeooo:rsid="000ab6f1"/>
    </style:style>
    <style:style style:name="T10" style:family="text">
      <style:text-properties fo:language="el" fo:country="GR" officeooo:rsid="000c06e5"/>
    </style:style>
    <style:style style:name="T11" style:family="text">
      <style:text-properties fo:language="el" fo:country="GR" officeooo:rsid="000dccde"/>
    </style:style>
    <style:style style:name="T12" style:family="text">
      <style:text-properties fo:language="el" fo:country="GR" officeooo:rsid="0013ab33"/>
    </style:style>
    <style:style style:name="T13" style:family="text">
      <style:text-properties fo:language="el" fo:country="GR" officeooo:rsid="0014919d"/>
    </style:style>
    <style:style style:name="T14" style:family="text">
      <style:text-properties fo:language="el" fo:country="GR" officeooo:rsid="001ea8f0"/>
    </style:style>
    <style:style style:name="T15" style:family="text">
      <style:text-properties fo:language="el" fo:country="GR" officeooo:rsid="002041d8"/>
    </style:style>
    <style:style style:name="T16" style:family="text">
      <style:text-properties fo:language="el" fo:country="GR" officeooo:rsid="00227320"/>
    </style:style>
    <style:style style:name="T17" style:family="text">
      <style:text-properties fo:language="el" fo:country="GR" officeooo:rsid="0023ef0c"/>
    </style:style>
    <style:style style:name="T18" style:family="text">
      <style:text-properties fo:language="el" fo:country="GR" officeooo:rsid="0025df0f"/>
    </style:style>
    <style:style style:name="T19" style:family="text">
      <style:text-properties fo:language="el" fo:country="GR" officeooo:rsid="0026dafb"/>
    </style:style>
    <style:style style:name="T20" style:family="text">
      <style:text-properties fo:language="el" fo:country="GR" officeooo:rsid="002aabcc"/>
    </style:style>
    <style:style style:name="T21" style:family="text">
      <style:text-properties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size="18pt" fo:language="el" fo:country="GR" fo:font-weight="bold" style:font-size-asian="18pt" style:font-weight-asian="bold" style:font-size-complex="18pt" style:font-weight-complex="bold"/>
    </style:style>
    <style:style style:name="T2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4" style:family="text">
      <style:text-properties fo:language="en" fo:country="US"/>
    </style:style>
    <style:style style:name="T25" style:family="text">
      <style:text-properties fo:language="en" fo:country="US" officeooo:rsid="00035dac"/>
    </style:style>
    <style:style style:name="T26" style:family="text">
      <style:text-properties fo:language="en" fo:country="US" officeooo:rsid="000400c6"/>
    </style:style>
    <style:style style:name="T27" style:family="text">
      <style:text-properties fo:language="en" fo:country="US" officeooo:rsid="00053494"/>
    </style:style>
    <style:style style:name="T28" style:family="text">
      <style:text-properties fo:language="en" fo:country="US" officeooo:rsid="00087153"/>
    </style:style>
    <style:style style:name="T29" style:family="text">
      <style:text-properties fo:language="en" fo:country="US" officeooo:rsid="00099ef3"/>
    </style:style>
    <style:style style:name="T30" style:family="text">
      <style:text-properties fo:language="en" fo:country="US" officeooo:rsid="000ab6f1"/>
    </style:style>
    <style:style style:name="T31" style:family="text">
      <style:text-properties fo:language="en" fo:country="US" officeooo:rsid="000c06e5"/>
    </style:style>
    <style:style style:name="T32" style:family="text">
      <style:text-properties fo:language="en" fo:country="US" officeooo:rsid="000ccaac"/>
    </style:style>
    <style:style style:name="T33" style:family="text">
      <style:text-properties fo:language="en" fo:country="US" officeooo:rsid="0013ab33"/>
    </style:style>
    <style:style style:name="T34" style:family="text">
      <style:text-properties fo:language="en" fo:country="US" officeooo:rsid="0014919d"/>
    </style:style>
    <style:style style:name="T35" style:family="text">
      <style:text-properties fo:language="en" fo:country="US" fo:font-weight="normal" officeooo:rsid="0013ab33" style:font-weight-asian="normal" style:font-weight-complex="normal"/>
    </style:style>
    <style:style style:name="T36" style:family="text">
      <style:text-properties fo:language="en" fo:country="US" officeooo:rsid="0023ef0c"/>
    </style:style>
    <style:style style:name="T37" style:family="text">
      <style:text-properties fo:language="en" fo:country="US" officeooo:rsid="0025df0f"/>
    </style:style>
    <style:style style:name="T38" style:family="text">
      <style:text-properties fo:language="en" fo:country="US" officeooo:rsid="0026dafb"/>
    </style:style>
    <style:style style:name="T39" style:family="text">
      <style:text-properties officeooo:rsid="00053494"/>
    </style:style>
    <style:style style:name="T40" style:family="text">
      <style:text-properties fo:font-size="11pt" fo:language="el" fo:country="GR" fo:font-weight="normal" officeooo:rsid="000c06e5" style:font-size-asian="11pt" style:font-weight-asian="normal" style:font-size-complex="11pt" style:font-weight-complex="normal"/>
    </style:style>
    <style:style style:name="T41" style:family="text">
      <style:text-properties fo:font-size="11pt" fo:language="el" fo:country="GR" fo:font-weight="normal" officeooo:rsid="000ab6f1" style:font-size-asian="11pt" style:font-weight-asian="normal" style:font-size-complex="11pt" style:font-weight-complex="normal"/>
    </style:style>
    <style:style style:name="T42" style:family="text">
      <style:text-properties fo:font-size="11pt" fo:language="el" fo:country="GR" fo:font-weight="normal" officeooo:rsid="0013ab33" style:font-size-asian="11pt" style:font-weight-asian="normal" style:font-size-complex="11pt" style:font-weight-complex="normal"/>
    </style:style>
    <style:style style:name="T43" style:family="text">
      <style:text-properties fo:font-size="11pt" fo:language="el" fo:country="GR" fo:font-weight="normal" officeooo:rsid="0014919d" style:font-size-asian="11pt" style:font-weight-asian="normal" style:font-size-complex="11pt" style:font-weight-complex="normal"/>
    </style:style>
    <style:style style:name="T44" style:family="text">
      <style:text-properties fo:font-size="11pt" fo:language="el" fo:country="GR" fo:font-weight="normal" officeooo:rsid="0023ef0c" style:font-size-asian="11pt" style:font-weight-asian="normal" style:font-size-complex="11pt" style:font-weight-complex="normal"/>
    </style:style>
    <style:style style:name="T45" style:family="text">
      <style:text-properties fo:font-size="11pt" fo:language="el" fo:country="GR" fo:font-weight="normal" officeooo:rsid="0025df0f" style:font-size-asian="11pt" style:font-weight-asian="normal" style:font-size-complex="11pt" style:font-weight-complex="normal"/>
    </style:style>
    <style:style style:name="T46" style:family="text">
      <style:text-properties fo:font-size="11pt" fo:language="el" fo:country="GR" fo:font-weight="normal" officeooo:rsid="0026dafb" style:font-size-asian="11pt" style:font-weight-asian="normal" style:font-size-complex="11pt" style:font-weight-complex="normal"/>
    </style:style>
    <style:style style:name="T47" style:family="text">
      <style:text-properties fo:font-size="11pt" fo:language="el" fo:country="GR" officeooo:rsid="0014919d" style:font-size-asian="11pt" style:font-size-complex="11pt"/>
    </style:style>
    <style:style style:name="T48" style:family="text">
      <style:text-properties fo:font-size="11pt" fo:language="en" fo:country="US" fo:font-weight="normal" style:font-size-asian="11pt" style:font-weight-asian="normal" style:font-size-complex="11pt" style:font-weight-complex="normal"/>
    </style:style>
    <style:style style:name="T49" style:family="text">
      <style:text-properties fo:font-size="11pt" fo:language="en" fo:country="US" fo:font-weight="normal" officeooo:rsid="0013ab33" style:font-size-asian="11pt" style:font-weight-asian="normal" style:font-size-complex="11pt" style:font-weight-complex="normal"/>
    </style:style>
    <style:style style:name="T50" style:family="text">
      <style:text-properties fo:font-size="11pt" fo:language="en" fo:country="US" fo:font-weight="normal" officeooo:rsid="0014919d" style:font-size-asian="11pt" style:font-weight-asian="normal" style:font-size-complex="11pt" style:font-weight-complex="normal"/>
    </style:style>
    <style:style style:name="T51" style:family="text">
      <style:text-properties fo:font-size="11pt" fo:language="en" fo:country="US" fo:font-weight="normal" officeooo:rsid="00150e83" style:font-size-asian="11pt" style:font-weight-asian="normal" style:font-size-complex="11pt" style:font-weight-complex="normal"/>
    </style:style>
    <style:style style:name="T52" style:family="text">
      <style:text-properties fo:font-size="11pt" fo:language="en" fo:country="US" fo:font-weight="normal" officeooo:rsid="0023ef0c" style:font-size-asian="11pt" style:font-weight-asian="normal" style:font-size-complex="11pt" style:font-weight-complex="normal"/>
    </style:style>
    <style:style style:name="T53" style:family="text">
      <style:text-properties fo:font-size="11pt" fo:language="en" fo:country="US" fo:font-weight="normal" officeooo:rsid="0025df0f" style:font-size-asian="11pt" style:font-weight-asian="normal" style:font-size-complex="11pt" style:font-weight-complex="normal"/>
    </style:style>
    <style:style style:name="T54" style:family="text">
      <style:text-properties fo:font-size="11pt" fo:font-weight="normal" style:font-size-asian="11pt" style:font-weight-asian="normal" style:font-size-complex="11pt" style:font-weight-complex="normal"/>
    </style:style>
    <style:style style:name="T55" style:family="text">
      <style:text-properties fo:font-size="11pt" fo:font-weight="normal" officeooo:rsid="000ab6f1" style:font-size-asian="11pt" style:font-weight-asian="normal" style:font-size-complex="11pt" style:font-weight-complex="normal"/>
    </style:style>
    <style:style style:name="T56" style:family="text">
      <style:text-properties fo:font-size="11pt" fo:language="en" fo:country="GB" fo:font-weight="normal" officeooo:rsid="0013ab33" style:font-size-asian="11pt" style:font-weight-asian="normal" style:font-size-complex="11pt" style:font-weight-complex="normal"/>
    </style:style>
    <style:style style:name="T57" style:family="text">
      <style:text-properties fo:language="en" fo:country="GB"/>
    </style:style>
    <style:style style:name="T58" style:family="text">
      <style:text-properties fo:language="en" fo:country="GB" officeooo:rsid="0013ab33"/>
    </style:style>
    <style:style style:name="T59" style:family="text">
      <style:text-properties fo:language="en" fo:country="GB" officeooo:rsid="0014919d"/>
    </style:style>
    <style:style style:name="T60" style:family="text">
      <style:text-properties fo:language="en" fo:country="GB" officeooo:rsid="0019ebf1"/>
    </style:style>
    <style:style style:name="T61" style:family="text">
      <style:text-properties fo:language="en" fo:country="GB" officeooo:rsid="00227320"/>
    </style:style>
    <style:style style:name="T62" style:family="text">
      <style:text-properties fo:language="en" fo:country="GB" officeooo:rsid="0026dafb"/>
    </style:style>
    <style:style style:name="T63" style:family="text">
      <style:text-properties officeooo:rsid="0014919d"/>
    </style:style>
    <style:style style:name="T64" style:family="text">
      <style:text-properties style:font-name="Calibri2" fo:font-size="11pt" fo:language="en" fo:country="US" fo:font-weight="normal" officeooo:rsid="0014919d" style:font-size-asian="11pt" style:font-weight-asian="normal" style:font-size-complex="11pt" style:font-weight-complex="normal"/>
    </style:style>
    <style:style style:name="T65" style:family="text">
      <style:text-properties style:font-name="Calibri2" fo:font-size="11pt" fo:language="en" fo:country="US" officeooo:rsid="00150e1e" style:font-size-asian="11pt" style:font-size-complex="11pt"/>
    </style:style>
    <style:style style:name="T66" style:family="text">
      <style:text-properties style:font-name="Calibri2" fo:font-size="11pt" fo:language="en" fo:country="US" officeooo:rsid="0014919d" style:font-size-asian="11pt" style:font-size-complex="11pt"/>
    </style:style>
    <style:style style:name="T67" style:family="text">
      <style:text-properties style:font-name="Calibri2" fo:font-size="11pt" fo:language="el" fo:country="GR" fo:font-weight="normal" officeooo:rsid="0014919d" style:font-size-asian="11pt" style:font-weight-asian="normal" style:font-size-complex="11pt" style:font-weight-complex="normal"/>
    </style:style>
    <style:style style:name="T68" style:family="text">
      <style:text-properties style:font-name="Calibri2" fo:font-size="11pt" fo:language="el" fo:country="GR" fo:font-weight="normal" officeooo:rsid="000ab6f1" style:font-size-asian="11pt" style:font-weight-asian="normal" style:font-size-complex="11pt" style:font-weight-complex="normal"/>
    </style:style>
    <style:style style:name="T69" style:family="text">
      <style:text-properties style:font-name="Calibri2" fo:font-size="11pt" fo:language="el" fo:country="GR" fo:font-weight="normal" officeooo:rsid="00150e1e" style:font-size-asian="11pt" style:font-weight-asian="normal" style:font-size-complex="11pt" style:font-weight-complex="normal"/>
    </style:style>
    <style:style style:name="T70" style:family="text">
      <style:text-properties style:font-name="Calibri2" fo:font-size="11pt" fo:language="el" fo:country="GR" officeooo:rsid="0014919d" style:font-size-asian="11pt" style:font-size-complex="11pt"/>
    </style:style>
    <style:style style:name="T71" style:family="text">
      <style:text-properties style:font-name="Calibri2" fo:font-size="11pt" fo:language="en" fo:country="GB" fo:font-weight="normal" officeooo:rsid="0014919d" style:font-size-asian="11pt" style:font-weight-asian="normal" style:font-size-complex="11pt" style:font-weight-complex="normal"/>
    </style:style>
    <style:style style:name="T72" style:family="text">
      <style:text-properties officeooo:rsid="000400c6"/>
    </style:style>
    <style:style style:name="T73" style:family="text">
      <style:text-properties fo:font-weight="normal" officeooo:rsid="000ab6f1" style:font-weight-asian="normal" style:font-weight-complex="normal"/>
    </style:style>
    <style:style style:name="T74" style:family="text">
      <style:text-properties officeooo:rsid="00150e83"/>
    </style:style>
    <style:style style:name="T75" style:family="text">
      <style:text-properties officeooo:rsid="002229eb"/>
    </style:style>
    <style:style style:name="T76" style:family="text">
      <style:text-properties officeooo:rsid="0026dafb"/>
    </style:style>
    <style:style style:name="T77" style:family="text">
      <style:text-properties officeooo:rsid="002aab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Παραδοχές: </text:p>
      <text:list xml:id="list474496944" text:style-name="WWNum33">
        <text:list-item>
          <text:p text:style-name="P20"><text:span text:style-name="T1">Παρόλο που οι χρήστες έχουν την δυνατότητα να επιστρέψουν στην αρχική σελίδα από όλες τις σελίδες της εφαρμογής για λόγους απλούστευσης θα αναφέρεται μόνο μια φορά σε κάθε </text:span>use<text:span text:style-name="T1"> </text:span>case<text:span text:style-name="T1"> σαν εναλλακτική ροή.</text:span></text:p>
        </text:list-item>
        <text:list-item>
          <text:p text:style-name="P20"><text:span text:style-name="T1">Ο δημιουργός του </text:span>group<text:span text:style-name="T1"> για </text:span><text:span text:style-name="T2">ιδιωτικό</text:span><text:span text:style-name="T1"> γήπεδο και οι χρήστες που θα κάνουν </text:span>join<text:span text:style-name="T1"> ακολουθούν τον ίδιο τρόπο πληρωμής δηλαδή όλοι συμπληρώνουν τα στοιχεία της κάρτας τους και η πληρωμή πραγματοποιείται αυτόματα όταν ο δημιουργός του </text:span>Group<text:span text:style-name="T1"> επιλέξει “</text:span>ready<text:span text:style-name="T1">”, το οποίο μπορεί να συμβεί μόνο αν το </text:span>group<text:span text:style-name="T1"> έχει γεμίσει (πχ 10/10 χρήστες).Ουσιαστικά και ο δημιουργός κάνει </text:span>join<text:span text:style-name="T1"> στο δικό του </text:span>group<text:span text:style-name="T1"> απλά η διαδικασία γίνεται αυτόματα με την δημιουργία του </text:span>group<text:span text:style-name="T1">.</text:span></text:p>
        </text:list-item>
        <text:list-item>
          <text:p text:style-name="P21">Σε περιπτώσεις όπου η πληρωμή γίνει άλλα για οποιοδήποτε λόγο οι χρήστες δεν παραβρεθούν στο αθλητικό κέντρο τότε η εφαρμογή πραγματοποιεί αυτόματη επιστροφή χρημάτων στους χρήστες.</text:p>
        </text:list-item>
        <text:list-item>
          <text:p text:style-name="P21">Αποκαλούμε χρήστη τον απλό πελάτη της εφαρμογής, ιδιοκτήτη γηπέδου τον λογαριασμό των αθλητικών κέντρων στην εφαρμογή και διαχειριστή τον διαχειριστή της εφαρμογής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List_20_Paragraph"/>
      <text:p text:style-name="Standard"><text:soft-page-break/><text:span text:style-name="T3">Τίτλος</text:span>: <text:span text:style-name="T19">Προβολή και Επεξεργασία Προφίλ (</text:span>View &amp; Edit Profile<text:span text:style-name="T19">)</text:span></text:p>
      <text:p text:style-name="Standard"><text:span text:style-name="T3">Χειριστές</text:span><text:span text:style-name="T1">: Χρήστης, Ιδιοκτήτης Γηπέδου</text:span></text:p>
      <text:p text:style-name="Standard"><text:span text:style-name="T3">Περιγραφή</text:span><text:span text:style-name="T1">: Αυτή η περίπτωση χρήσης αρχίζει όταν ο χρήστης </text:span><text:span text:style-name="T14">ή ο </text:span><text:span text:style-name="T1">ιδιοκτήτης γηπέδου επιλέξουν “</text:span>profile<text:span text:style-name="T1">”, τους επιτρέπει <text:s/>να ενημερώσουν τα προσωπικά στοιχεία του λογαριασμού τους, επιπλέον έχουν την δυνατότητα να δουν το ιστορικό τους (ως δευτερεύον χρήση) και τελειώνει όταν αλλάξουν τα προσωπικά στοιχεία του λογαριασμού τους ή όταν επιλέξουν να επιστρέψουν στην αρχική σελίδα.</text:span></text:p>
      <text:p text:style-name="P11"/>
      <text:p text:style-name="P11">Β<text:span text:style-name="T74">ασική ροή</text:span>:</text:p>
      <text:list xml:id="list932443728" text:style-name="WWNum1">
        <text:list-item>
          <text:p text:style-name="P33"><text:span text:style-name="T1">Ο χρήστης πλοηγείτε στην </text:span><text:span text:style-name="T20">αρχική</text:span><text:span text:style-name="T1"> σελίδα της εφαρμογής και επιλέγει το “</text:span>Profile<text:span text:style-name="T1">”.</text:span></text:p>
        </text:list-item>
        <text:list-item>
          <text:p text:style-name="P22">Το σύστημα αντλεί τα δεδομένα του χρήστη.</text:p>
        </text:list-item>
        <text:list-item>
          <text:p text:style-name="P33"><text:span text:style-name="T1">Το σύστημα εμφανίζει σελίδα με πλήρες ιστορικό για τα </text:span>Groups<text:span text:style-name="T1"> που έχει συμμετέχει, της αξιολόγησης του, την επιλογή να γυρίσει στην αρχική σελίδα και την δυνατότητα να επεξεργαστεί τα στοιχεία του.</text:span></text:p>
        </text:list-item>
        <text:list-item>
          <text:p text:style-name="P22">Ο χρήστης επιλέγει να επεξεργαστεί τα στοιχεία του.</text:p>
        </text:list-item>
        <text:list-item>
          <text:p text:style-name="P33"><text:span text:style-name="T1">Το σύστημα τον οδηγεί σε σελίδα με φόρμα εισαγωγή στοιχείων (πχ </text:span>current<text:span text:style-name="T1"> </text:span>password<text:span text:style-name="T1">, </text:span>new<text:span text:style-name="T1"> </text:span>password<text:span text:style-name="T1">, </text:span>confirm<text:span text:style-name="T1"> </text:span>new<text:span text:style-name="T1"> </text:span>password<text:span text:style-name="T1">,</text:span>new<text:span text:style-name="T1"> </text:span>username<text:span text:style-name="T1">) και τις επιλογές να γυρίσει στην αρχική σελίδα και να ενημερώσει τα στοιχεία του με τις αλλαγές που υπέβαλε στην φόρμα εισαγωγής.</text:span></text:p>
        </text:list-item>
        <text:list-item>
          <text:p text:style-name="P22">Ο χρήστης συμπληρώνει τα στοιχεία τα οποία επιθυμεί να ενημερώσει και επιλέγει να επιβεβαιώσει.</text:p>
        </text:list-item>
        <text:list-item>
          <text:p text:style-name="P22">Το σύστημα ελέγχει τα στοιχεία που υπέβαλε ο χρήστης.</text:p>
        </text:list-item>
        <text:list-item>
          <text:p text:style-name="P22">Το σύστημα αποθηκεύει τις αλλαγές και ενημερώνεται.</text:p>
        </text:list-item>
        <text:list-item>
          <text:p text:style-name="P33"><text:span text:style-name="T1">Το σύστημα εμφανίζει μήνυμα <text:s/>ανάλογα με τις αλλαγές του χρήστης “</text:span>Username<text:span text:style-name="T1">/</text:span>P<text:span text:style-name="T1">assword change!” στην οθόνη του χρήστη.</text:span></text:p>
        </text:list-item>
      </text:list>
      <text:p text:style-name="P11"/>
      <text:p text:style-name="P11"/>
      <text:p text:style-name="P11">Εναλλακτική ροή 1 </text:p>
      <text:p text:style-name="P11">6.1.1<text:tab/>Ο χρήστης συμπληρώνει τα στοιχεία που ζητούνται αλλά εισάγει λάθος κωδικό και επιλέγει να επιβεβαιώσει τις αλλαγές.</text:p>
      <text:p text:style-name="Standard"><text:span text:style-name="T1">6.1.2<text:tab/>Το σύστημα ελέγχει τον κωδικό του χρήστη και εμφανίζει μήνυμα “</text:span>Wrong<text:span text:style-name="T1"> password!” στην οθόνη του χρήστη.</text:span></text:p>
      <text:p text:style-name="P78">6.1.3<text:tab/>Η εναλλακτική ροή μεταβαίνει στο βήμα 5 της βασικής ροής της περίπτωσης χρήσης.</text:p>
      <text:p text:style-name="P11"/>
      <text:p text:style-name="P11">Εναλλακτική ροή 2</text:p>
      <text:p text:style-name="Standard"><text:span text:style-name="T1">6.2.1 <text:tab/>Ο χρήστης συμπληρώνει τα στοιχεία που ζητούνται αλλά οι 2 κωδικοί (</text:span>new<text:span text:style-name="T1"> </text:span>password<text:span text:style-name="T1">, </text:span>confirm<text:span text:style-name="T1"> </text:span>new<text:span text:style-name="T1"> </text:span>password<text:span text:style-name="T1">) δεν ταιριάζουν και επιλέγει να επιβεβαιώσει τις αλλαγές.</text:span></text:p>
      <text:p text:style-name="Standard"><text:soft-page-break/><text:span text:style-name="T1">6.2.2<text:tab/>Το σύστημα συγκρίνει τους 2 κωδικούς και επιστρέφει μήνυμα “</text:span>New<text:span text:style-name="T1"> </text:span>password<text:span text:style-name="T1"> </text:span>and<text:span text:style-name="T1"> </text:span>confirm<text:span text:style-name="T1"> </text:span>password<text:span text:style-name="T1"> </text:span>don<text:span text:style-name="T1">’</text:span>t<text:span text:style-name="T1"> </text:span>match<text:span text:style-name="T1">” στην οθόνη του χρήστη.</text:span></text:p>
      <text:p text:style-name="P78">6.2.3<text:tab/>Η εναλλακτική ροή μεταβαίνει στο βήμα 5 της βασικής ροής της περίπτωσης χρήσης.</text:p>
      <text:p text:style-name="P78"/>
      <text:p text:style-name="P11"/>
      <text:p text:style-name="P11">Εναλλακτική ροή 3</text:p>
      <text:p text:style-name="P11">7.3.1<text:tab/>Το σύστημα ελέγχει τα στοιχεία που υπέβαλε ο χρήστης αλλά δεν πληρούν τις προδιαγραφές της εφαρμογής (πολύ απλός κωδικός).</text:p>
      <text:p text:style-name="P78">7.3.2<text:tab/>Η εναλλακτική ροή μεταβαίνει στο βήμα 5 της βασικής ροής της περίπτωσης χρήσης.</text:p>
      <text:p text:style-name="P11"/>
      <text:p text:style-name="P11">Εναλλακτική ροή 4</text:p>
      <text:p text:style-name="Standard"><text:span text:style-name="T1">6.4.1<text:tab/></text:span>O<text:span text:style-name="T1"> χρήστης επιλέγει να γυρίσει στην αρχική σελίδα.</text:span></text:p>
      <text:p text:style-name="P11">6.4.2<text:tab/>Το σύστημα τον οδηγεί στην αρχική σελίδα της εφαρμογής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Standard"><text:soft-page-break/><text:span text:style-name="T3">Τίτλος</text:span><text:span text:style-name="T1">: </text:span><text:span text:style-name="T19">Εύρεση</text:span><text:span text:style-name="T38"> </text:span><text:span text:style-name="T62">Group</text:span><text:span text:style-name="T38">(</text:span>Find<text:span text:style-name="T1"> </text:span>Group<text:span text:style-name="T19">)</text:span><text:span text:style-name="T1">.</text:span></text:p>
      <text:p text:style-name="Standard"><text:span text:style-name="T3">Χειριστές</text:span><text:span text:style-name="T1">: Χρήστης</text:span></text:p>
      <text:p text:style-name="Standard"><text:span text:style-name="T3">Περιγραφή:</text:span><text:span text:style-name="T1"> Η περίπτωση χρήσης αρχίζει όταν κάποιος χρήστης επιλέξει “</text:span>Find<text:span text:style-name="T1"> </text:span>Group<text:span text:style-name="T1">”, του επιτρέπει <text:s/>να αναζητήσει </text:span>Group<text:span text:style-name="T1"> με βάση τα προσωπικά του γούστα και τελειώνει όταν κάνει </text:span>join<text:span text:style-name="T1"> σε κάποιο </text:span>Group<text:span text:style-name="T1">.</text:span></text:p>
      <text:p text:style-name="P11"/>
      <text:p text:style-name="P11"/>
      <text:p text:style-name="P13">Β<text:span text:style-name="T74">ασική ροή</text:span>:</text:p>
      <text:list xml:id="list130082928" text:style-name="WWNum10">
        <text:list-item>
          <text:p text:style-name="P37"><text:span text:style-name="T1">Ο χρήστης πλοηγείτε στην </text:span><text:span text:style-name="T20">αρχική</text:span><text:span text:style-name="T1"> σελίδα της εφαρμογής και επιλέγει το “</text:span>Find<text:span text:style-name="T1"> </text:span>Group<text:span text:style-name="T1">”.</text:span></text:p>
        </text:list-item>
        <text:list-item>
          <text:p text:style-name="P35"><text:span text:style-name="T1">Το σύστημα αντλεί τα δεδομένα </text:span><text:span text:style-name="T5">για τα υπάρχον</text:span><text:span text:style-name="T25"> group</text:span><text:span text:style-name="T1">.</text:span></text:p>
        </text:list-item>
        <text:list-item>
          <text:p text:style-name="P34"><text:span text:style-name="T1">Το σύστημα </text:span><text:span text:style-name="T6">εμφανίζει</text:span><text:span text:style-name="T1"> σελίδα όπου υπάρχουν όλα τα διαθέσιμα </text:span>Group<text:span text:style-name="T1"> με την επιλογή να κάνει </text:span>join<text:span text:style-name="T1"> σε αυτά και μία φόρμα εισαγωγής φίλτρων για ευκολότερη αναζήτηση </text:span>Group<text:span text:style-name="T1"> με την επιλογή “</text:span>Find<text:span text:style-name="T1"> </text:span>Groups<text:span text:style-name="T1">”. </text:span><text:span text:style-name="T6">Ε</text:span><text:span text:style-name="T1">πιπλέον υπάρχει η επιλογή να γυρίσει στην αρχική σελίδα της εφαρμογής.</text:span></text:p>
        </text:list-item>
        <text:list-item>
          <text:p text:style-name="P34"><text:span text:style-name="T1">Ο χρήστης συμπληρώνει τα φίλτρα αναζήτησης και επιλέγει “</text:span>Find<text:span text:style-name="T1"> </text:span>Groups<text:span text:style-name="T1">”.</text:span></text:p>
        </text:list-item>
        <text:list-item>
          <text:p text:style-name="P23">Το σύστημα ελέγχει τα στοιχεία που υπέβαλε ως φίλτρα ο χρήστης και τα ταιριάζει με αυτά που έχει αντλήσει.</text:p>
        </text:list-item>
        <text:list-item>
          <text:p text:style-name="P34"><text:span text:style-name="T1">Το σύστημα επαναφορτίζει τη σελίδα σύμφωνα με τα φίλτρα αναζήτησης που υπέβαλε ο χρήστης και εμφανίζει μόνο τα </text:span>Group<text:span text:style-name="T1"> τα οποία συμφωνούν με τα φίλτρα.</text:span></text:p>
        </text:list-item>
        <text:list-item>
          <text:p text:style-name="P34"><text:span text:style-name="T1">Ο χρήστης επιλέγει να κάνει </text:span>j<text:span text:style-name="T1">oin σε κάποιο από τα </text:span>Groups<text:span text:style-name="T1"> ιδιωτικού γηπέδου.</text:span></text:p>
        </text:list-item>
        <text:list-item>
          <text:p text:style-name="P38"><text:span text:style-name="T1">Το σύστημα υπολογίζει το ποσό που αντιστοιχεί στον χρήστη μεσώ των στοιχείων του </text:span><text:span text:style-name="T24">group </text:span><text:span text:style-name="T1">που επιλεγεί (άτομα, τιμή γηπέδου).</text:span></text:p>
        </text:list-item>
        <text:list-item>
          <text:p text:style-name="P36"><text:span text:style-name="T1">Το σύστημα οδηγεί τον χρήστη στην σελίδα πληρωμής όπου του ζητάει να εισάγει τα στοιχεία πληρωμής του και να αποδεχτεί ότι όταν το </text:span>Group<text:span text:style-name="T1"> γεμίσει με τα απαιτούμενα άτομα και ο δημιουργός του </text:span>Group<text:span text:style-name="T1"> πατήσει “</text:span>ready<text:span text:style-name="T1">” θα γίνει αυτόματη πληρωμή για το ποσό που του αναλογεί (</text:span><text:span text:style-name="T6">εμφανίζεται και</text:span><text:span text:style-name="T1"> στην οθόνη).</text:span></text:p>
        </text:list-item>
        <text:list-item>
          <text:p text:style-name="P26">Ο χρήστης εισάγει τα στοιχεία πληρωμής του και αποδέχεται.</text:p>
        </text:list-item>
        <text:list-item>
          <text:p text:style-name="P24">Το σύστημα ελέγχει αν τα στοιχεία πληρωμής είναι έγκυρα <text:s/>(πληρούν συνθήκες στοιχείων πληρωμής).</text:p>
        </text:list-item>
        <text:list-item>
          <text:p text:style-name="P27">Το σύστημα αποθηκεύει τις αλλαγές και ενημερώνεται.</text:p>
        </text:list-item>
        <text:list-item>
          <text:p text:style-name="P34"><text:span text:style-name="T1">Το σύστημα εμφανίζει μήνυμα “</text:span>Success<text:span text:style-name="T1"> </text:span>Join<text:span text:style-name="T1">!” στην οθόνη του χρήστη.</text:span></text:p>
        </text:list-item>
        <text:list-item>
          <text:p text:style-name="P34"><text:span text:style-name="T1">Το σύστημα εισάγει μήνυμα υπενθύμισης στην αρχική οθόνη του χρήστη που υπάρχει έως τη μέρα και ώρα που έχει οριστεί το γεγονός από το </text:span>Group<text:span text:style-name="T1">.</text:span></text:p>
        </text:list-item>
      </text:list>
      <text:p text:style-name="P11"/>
      <text:p text:style-name="P11"/>
      <text:p text:style-name="P11">Εναλλακτική ροή 1</text:p>
      <text:p text:style-name="Standard"><text:span text:style-name="T1">3.1.1<text:tab/></text:span>O<text:span text:style-name="T1"> χρήστης επιλέγει να κάνει </text:span>j<text:span text:style-name="T1">oin σε υπάρχον </text:span>Group<text:span text:style-name="T1"> δημόσιου γηπέδου (χωρίς να εισάγει φίλτρα).</text:span></text:p>
      <text:p text:style-name="P11"><text:soft-page-break/>3.1.2<text:tab/>Η εναλλακτική ροή μεταβαίνει στην εναλλακτική ροή 4.</text:p>
      <text:p text:style-name="P11"/>
      <text:p text:style-name="P11"/>
      <text:p text:style-name="P80">Εναλλακτική ροή 2</text:p>
      <text:p text:style-name="Standard"><text:span text:style-name="T1">3.2.1<text:tab/></text:span>O<text:span text:style-name="T1"> χρήστης επιλέγει να κάνει </text:span>j<text:span text:style-name="T1">oin σε υπάρχον </text:span>Group<text:span text:style-name="T1"> ιδιωτικού γηπέδου (χωρίς να εισάγει φίλτρα).</text:span></text:p>
      <text:p text:style-name="P76"><text:span text:style-name="T1">3.2.2<text:tab/>Η εναλλακτική ροή μεταβαίνει στο βήμα </text:span><text:span text:style-name="T7">7</text:span><text:span text:style-name="T1"> της βασικής ροής της περίπτωσης χρήσης..</text:span></text:p>
      <text:p text:style-name="P11"/>
      <text:p text:style-name="P11">Εναλλακτική ροή 3</text:p>
      <text:p text:style-name="P14"><text:span text:style-name="T7">5</text:span><text:span text:style-name="T1">.3.1<text:tab/></text:span><text:span text:style-name="T6">Το σύστημα ελέγχει τα στοιχεία που υπέβαλε ως φίλτρα ο χρήστης </text:span><text:span text:style-name="T7">αλλά δεν μπορεί να βρεί</text:span><text:span text:style-name="T27"> group</text:span><text:span text:style-name="T26"> </text:span><text:span text:style-name="T7">από</text:span><text:span text:style-name="T6"> αυτά που έχει αντλήσει </text:span><text:span text:style-name="T7">σύμφωνα με τα φίλτρα.</text:span></text:p>
      <text:p text:style-name="Standard"><text:span text:style-name="T7">5</text:span><text:span text:style-name="T1">.3.2<text:tab/>Το σύστημα εμφανίζει μήνυμα “</text:span>We<text:span text:style-name="T1"> </text:span>are<text:span text:style-name="T1"> </text:span>sorry<text:span text:style-name="T1">, </text:span>no<text:span text:style-name="T1"> </text:span>groups<text:span text:style-name="T1"> </text:span>for<text:span text:style-name="T1"> </text:span>those<text:span text:style-name="T1"> </text:span>filters<text:span text:style-name="T1"> </text:span>add<text:span text:style-name="T1"> </text:span>new<text:span text:style-name="T1"> </text:span>filters<text:span text:style-name="T1">”.</text:span></text:p>
      <text:p text:style-name="P76"><text:span text:style-name="T7">5</text:span><text:span text:style-name="T1">.3.3<text:tab/>Η εναλλακτική ροή μεταβαίνει στο βήμα </text:span><text:span text:style-name="T15">3</text:span><text:span text:style-name="T1"> της βασικής ροής της περίπτωσης χρήσης.</text:span></text:p>
      <text:p text:style-name="P11"/>
      <text:p text:style-name="P11">Εναλλακτική ροή 4</text:p>
      <text:list xml:id="list2781580724" text:style-name="WWNum34">
        <text:list-item>
          <text:list>
            <text:list-item>
              <text:list>
                <text:list-header>
                  <text:p text:style-name="P46"><text:span text:style-name="T39">7.</text:span><text:span text:style-name="T7">4.1<text:tab/></text:span>O<text:span text:style-name="T1"> χρήστης επιλέγει να κάνει </text:span>join<text:span text:style-name="T1"> σε </text:span>Group<text:span text:style-name="T1"> δημόσιου γηπέδου.</text:span></text:p>
                </text:list-header>
              </text:list>
            </text:list-item>
          </text:list>
        </text:list-item>
      </text:list>
      <text:p text:style-name="P14"><text:span text:style-name="T7">7</text:span><text:span text:style-name="T1">.4.2<text:tab/>Το σύστημα αποθηκεύει τις αλλαγές και ενημερώνεται.</text:span></text:p>
      <text:list xml:id="list153301660297637" text:continue-list="list130082928" text:style-name="WWNum10">
        <text:list-header>
          <text:p text:style-name="P47"><text:span text:style-name="T7">7</text:span><text:span text:style-name="T1">.4.</text:span><text:span text:style-name="T7">3<text:tab/></text:span><text:span text:style-name="T1">Το σύστημα εμφανίζει μήνυμα “</text:span>Success<text:span text:style-name="T1"> </text:span>Join<text:span text:style-name="T1">!” στην οθόνη του χρήστη.</text:span></text:p>
        </text:list-header>
      </text:list>
      <text:p text:style-name="P14"><text:span text:style-name="T7">7</text:span><text:span text:style-name="T1">.4.</text:span><text:span text:style-name="T7">4<text:tab/></text:span><text:span text:style-name="T1">Το σύστημα εισάγει μήνυμα υπενθύμισης στην αρχική οθόνη του χρήστη που υπάρχει έως τη μέρα και ώρα που έχει οριστεί το γεγονός από το Group.</text:span></text:p>
      <text:p text:style-name="P11"/>
      <text:p text:style-name="P11">Εναλλακτική ροή 5</text:p>
      <text:p text:style-name="P19"><text:span text:style-name="T7">10</text:span><text:span text:style-name="T1">.5.1 <text:s/><text:tab/>Ο χρήστης εισάγει λάθος κάποιο στοιχείο πληρωμής.</text:span></text:p>
      <text:p text:style-name="P19"><text:span text:style-name="T7">10</text:span><text:span text:style-name="T1">.6.2 <text:s text:c="4"/></text:span><text:span text:style-name="T6">Το σύστημα ελέγχει αν τα στοιχεία πληρωμής είναι έγκυρα <text:s/>(πληρούν συνθήκες στοιχείων πληρωμής).</text:span></text:p>
      <text:p text:style-name="P14"><text:span text:style-name="T7">10</text:span><text:span text:style-name="T1">.6.</text:span><text:span text:style-name="T7">3<text:tab/></text:span><text:span text:style-name="T6">Το σύστημα </text:span><text:span text:style-name="T1">επιστρέφει μήνυμα “</text:span>Invalid<text:span text:style-name="T1"> </text:span><text:span text:style-name="T60">payment</text:span><text:span text:style-name="T1">” στην οθόνη του χρήστη.</text:span></text:p>
      <text:list xml:id="list408105292" text:style-name="WWNum29">
        <text:list-item>
          <text:list>
            <text:list-item>
              <text:list>
                <text:list-header>
                  <text:p text:style-name="P48"><text:span text:style-name="T7">10.6.4<text:tab/>Η εναλλακτική ροή μεταβαίνει στο βήμα 9 της βασικής ροής της περίπτωσης χρήσης.</text:span></text:p>
                </text:list-header>
              </text:list>
            </text:list-item>
          </text:list>
        </text:list-item>
      </text:list>
      <text:p text:style-name="P11"/>
      <text:p text:style-name="P11"/>
      <text:p text:style-name="P11"/>
      <text:p text:style-name="P11"><text:soft-page-break/>Εναλλακτική ροή 6</text:p>
      <text:p text:style-name="Standard"><text:span text:style-name="T1">3.6.1<text:tab/></text:span>O<text:span text:style-name="T1"> χρήστης επιλέγει να γυρίσει στην αρχική σελίδα.</text:span></text:p>
      <text:p text:style-name="P11">3.6.2<text:tab/>Το σύστημα τον οδηγεί στην αρχική σελίδα της εφαρμογής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7"><text:span text:style-name="T3">Τίτλος</text:span><text:span text:style-name="T1">: </text:span><text:span text:style-name="T38"><text:s/></text:span><text:span text:style-name="T19">Δημιουργία Group </text:span><text:span text:style-name="T38">(</text:span>Create<text:span text:style-name="T1"> </text:span>Group<text:span text:style-name="T76">)</text:span></text:p>
      <text:p text:style-name="Standard"><text:span text:style-name="T3">Χειριστές</text:span><text:span text:style-name="T1">: Χρήστης</text:span></text:p>
      <text:p text:style-name="Standard"><text:span text:style-name="T3">Περιγραφή:</text:span><text:span text:style-name="T1"> Η περίπτωση χρήσης αρχίζει όταν κάποιος χρήστης επιλέξει “</text:span>Create<text:span text:style-name="T1"> </text:span>Group<text:span text:style-name="T1">” και του επιτρέπει να δημιουργήσει </text:span>group<text:span text:style-name="T1"> με βάση τα προσωπικά του γούστα και επιπλέον έχει την δυνατότητα να προσκαλέσει φίλους του στο </text:span>group<text:span text:style-name="T1"> του μετά την δημιουργία του (ως δευτερεύον χρήση) και τελειώνει όταν κάνει δημιουργήσει </text:span>group<text:span text:style-name="T1">.</text:span></text:p>
      <text:p text:style-name="Standard"><text:span text:style-name="T21"/></text:p>
      <text:p text:style-name="P11"/>
      <text:p text:style-name="P13">Β<text:span text:style-name="T74">ασική ροή</text:span>:</text:p>
      <text:list xml:id="list1809665430" text:style-name="WWNum16">
        <text:list-item>
          <text:p text:style-name="P43"><text:span text:style-name="T1">Ο χρήστης πλοηγείτε στην </text:span><text:span text:style-name="T20">αρχική</text:span><text:span text:style-name="T1"> σελίδα της εφαρμογής και επιλέγει το “</text:span>Create<text:span text:style-name="T1"> </text:span>Group<text:span text:style-name="T1">”.</text:span></text:p>
        </text:list-item>
        <text:list-item>
          <text:p text:style-name="P40"><text:span text:style-name="T1">Το σύστημα εμφανίζει σελίδα όπου μπορεί να δημιουργήσει </text:span>group<text:span text:style-name="T1"> για ιδιωτικό και δημόσιο και να επιστρέψει στην αρχική σελίδα.</text:span></text:p>
        </text:list-item>
        <text:list-item>
          <text:p text:style-name="P40"><text:span text:style-name="T1">Ο χρήστης επιλέγει να δημιουργήσει </text:span>group<text:span text:style-name="T1"> για ιδιωτικό γήπεδο.</text:span></text:p>
        </text:list-item>
        <text:list-item>
          <text:p text:style-name="P40"><text:span text:style-name="T1">Το σύστημα τον οδηγεί σε σελίδα με φόρμα εισαγωγής με τα απαιτούμενα στοιχεία για δημιουργία </text:span>Group<text:span text:style-name="T1"> (πχ άθλημα, ημερομηνία, ώρα, αριθμός παικτών και γήπεδο από αυτά που είναι διαθέσιμα και πληρούν τα κριτήρια του </text:span>Group<text:span text:style-name="T1">), την επιλογή να επιβεβαιώσει την δημιουργία <text:s/></text:span>group<text:span text:style-name="T1"> με τα στοιχεία που συμπλήρωσε στην φόρμα εισαγωγής και την επιλογή να γυρίσει στην αρχική σελίδα.</text:span></text:p>
        </text:list-item>
        <text:list-item>
          <text:p text:style-name="P40"><text:span text:style-name="T1">Ο χρήστης συμπληρώνει τα στοιχεία που ζητούνται και επιλέγει να επιβεβαιώσει την δημιουργία </text:span>group<text:span text:style-name="T1">.</text:span></text:p>
        </text:list-item>
        <text:list-item>
          <text:p text:style-name="P39"><text:span text:style-name="T1">Το σύστημα υπολογίζει το ποσό που αντιστοιχεί στον χρήστη μεσώ των στοιχείων του </text:span><text:span text:style-name="T24">group </text:span><text:span text:style-name="T1">που επιλεγεί (άτομα, τιμή γηπέδου).</text:span></text:p>
        </text:list-item>
        <text:list-item>
          <text:p text:style-name="P41"><text:soft-page-break/><text:span text:style-name="T1">Το σύστημα οδηγεί τον χρήστη στην σελίδα πληρωμής όπου του ζητάει να εισάγει τα στοιχεία πληρωμής του και να αποδεχτεί ότι όταν το </text:span>Group<text:span text:style-name="T1"> γεμίσει με τα απαιτούμενα άτομα και ο δημιουργός του </text:span>Group<text:span text:style-name="T1"> πατήσει “</text:span>ready<text:span text:style-name="T1">” θα γίνει αυτόματη πληρωμή για το ποσό που του αναλογεί (αναγράφεται στην οθόνη).</text:span></text:p>
        </text:list-item>
        <text:list-item>
          <text:p text:style-name="P29">Ο χρήστης εισάγει τα στοιχεία πληρωμής του και αποδέχεται.</text:p>
        </text:list-item>
        <text:list-item>
          <text:p text:style-name="P25">Το σύστημα ελέγχει αν τα στοιχεία πληρωμής είναι έγκυρα <text:s/>(πληρούν συνθήκες στοιχείων πληρωμής).</text:p>
        </text:list-item>
        <text:list-item>
          <text:p text:style-name="P30">Το σύστημα αποθηκεύει τις αλλαγές και ενημερώνεται.</text:p>
        </text:list-item>
        <text:list-item>
          <text:p text:style-name="P42"><text:span text:style-name="T1">Το σύστημα εμφανίζει μήνυμα “</text:span>Success<text:span text:style-name="T1"> </text:span><text:span text:style-name="T28">Create</text:span><text:span text:style-name="T1">!” στην οθόνη του χρήστη.</text:span></text:p>
        </text:list-item>
        <text:list-item>
          <text:p text:style-name="P31">Το σύστημα δίνει την δυνατότητα στον χρήστη να προσκαλέσει φίλους του.</text:p>
        </text:list-item>
        <text:list-item>
          <text:p text:style-name="P30">Το σύστημα εισάγει μήνυμα υπενθύμισης στην αρχική οθόνη του χρήστη που υπάρχει έως τη μέρα και ώρα που έχει οριστεί το γεγονός από το Group.</text:p>
          <text:p text:style-name="P28"/>
        </text:list-item>
      </text:list>
      <text:p text:style-name="P11"/>
      <text:p text:style-name="P11"/>
      <text:p text:style-name="P11">Εναλλακτική ροή 1</text:p>
      <text:p text:style-name="Standard"><text:span text:style-name="T1">3.1.1<text:tab/>Ο χρήστης επιλέγει να δημιουργήσει </text:span>group<text:span text:style-name="T1"> για δημόσιο γήπεδο.</text:span></text:p>
      <text:p text:style-name="Standard"><text:span text:style-name="T1">3.1.2<text:tab/>Το σύστημα τον οδηγεί σε σελίδα με φόρμα εισαγωγής με τα απαιτούμενα στοιχεία για δημιουργία </text:span>Group<text:span text:style-name="T1"> (άθλημα, ημερομηνία, ώρα, αριθμός παικτών και γήπεδο – όλα τα κοντινά του γήπεδα), την επιλογή να επιβεβαιώσει την δημιουργία <text:s/></text:span>group<text:span text:style-name="T1"> με τα στοιχεία που συμπλήρωσε στην φόρμα εισαγωγής και τις επιλογές να γυρίσει στην αρχική σελίδα και να προσκαλέσει τους φίλους του.</text:span></text:p>
      <text:p text:style-name="Standard"><text:span text:style-name="T1">3.1.3<text:tab/>Ο χρήστης συμπληρώνει τα στοιχεία που ζητούνται και επιλέγει να επιβεβαιώσει την δημιουργία </text:span>group<text:span text:style-name="T1">.</text:span></text:p>
      <text:p text:style-name="P12">3.1.4<text:tab/>Το σύστημα αποθηκεύει τις αλλαγές και ενημερώνεται.</text:p>
      <text:list xml:id="list153303578075849" text:continue-numbering="true" text:style-name="WWNum16">
        <text:list-header>
          <text:p text:style-name="P49"><text:span text:style-name="T28">3.1.5<text:tab/></text:span><text:span text:style-name="T1">Το σύστημα εμφανίζει μήνυμα “</text:span>Success<text:span text:style-name="T1"> </text:span><text:span text:style-name="T28">Create</text:span><text:span text:style-name="T1">!” στην οθόνη του χρήστη.</text:span></text:p>
          <text:p text:style-name="P50">3.1.6<text:tab/>Το σύστημα δίνει την δυνατότητα στον χρήστη να προσκαλέσει φίλους του.</text:p>
        </text:list-header>
      </text:list>
      <text:p text:style-name="P15"><text:span text:style-name="T28">3.1.</text:span><text:span text:style-name="T8">7</text:span><text:span text:style-name="T28"><text:tab/></text:span><text:span text:style-name="T1">Το σύστημα εισάγει μήνυμα υπενθύμισης στην αρχική οθόνη του χρήστη που υπάρχει έως τη μέρα και ώρα που έχει οριστεί το γεγονός από το Group.</text:span></text:p>
      <text:p text:style-name="P17"/>
      <text:p text:style-name="P11"/>
      <text:p text:style-name="P11">Εναλλακτική ροή 2</text:p>
      <text:p text:style-name="Standard"><text:span text:style-name="T1">5.2.1<text:tab/>Ο χρήστης δεν συμπληρώνει όλα τα στοιχεία <text:s/>που ζητούνται και επιλέγει να δημιουργήσει </text:span>group<text:span text:style-name="T1"> (στο βήμα</text:span><text:span text:style-name="T24"> </text:span><text:span text:style-name="T29">5</text:span><text:span text:style-name="T24"> </text:span><text:span text:style-name="T1">της βασικής ροής δηλαδή για </text:span>group<text:span text:style-name="T1"> σε ιδιωτικό γήπεδο).</text:span></text:p>
      <text:p text:style-name="Standard"><text:span text:style-name="T1">5.2.2<text:tab/>Το σύστημα εμφανίζει μήνυμα “</text:span>All<text:span text:style-name="T1"> </text:span>fields<text:span text:style-name="T1"> </text:span>are<text:span text:style-name="T1"> </text:span>required<text:span text:style-name="T1">!”.</text:span></text:p>
      <text:p text:style-name="P79">5.2.3<text:tab/><text:span text:style-name="T39">Η εναλλακτική ροή μεταβαίνει στο βήμα </text:span><text:span text:style-name="T75">4</text:span><text:span text:style-name="T39"> της βασικής ροής της περίπτωσης χρήσης.</text:span></text:p>
      <text:p text:style-name="P79"><text:soft-page-break/></text:p>
      <text:p text:style-name="P11"/>
      <text:p text:style-name="P11">Εναλλακτική ροή 3</text:p>
      <text:p text:style-name="Standard"><text:span text:style-name="T1">3.1.3.1<text:tab/> Ο χρήστης δεν συμπληρώνει όλα τα στοιχεία <text:s/>που ζητούνται και επιλέγει να δημιουργήσει </text:span>group<text:span text:style-name="T1"> (στο βήμα 3.1.</text:span><text:span text:style-name="T29">3</text:span><text:span text:style-name="T1"> της εναλλακτικής ροής 1 δηλαδή για </text:span>group<text:span text:style-name="T1"> σε δημόσιο γήπεδο).</text:span></text:p>
      <text:p text:style-name="Standard"><text:span text:style-name="T1">3.1.3.1<text:tab/>Το σύστημα εμφανίζει μήνυμα “</text:span>All<text:span text:style-name="T1"> </text:span>fields<text:span text:style-name="T1"> </text:span>are<text:span text:style-name="T1"> </text:span>required<text:span text:style-name="T1">!”.</text:span></text:p>
      <text:p text:style-name="P82"><text:span text:style-name="T1">3.1.3.3<text:tab/></text:span><text:span text:style-name="T7">Η εναλλακτική ροή μεταβαίνει στο βήμα 3.1.</text:span><text:span text:style-name="T29">2</text:span><text:span text:style-name="T7"> της εναλλακτικής ροής 1 της περίπτωσης χρήσης.</text:span></text:p>
      <text:p text:style-name="P11"/>
      <text:p text:style-name="P11">Εναλλακτική ροή 4</text:p>
      <text:p text:style-name="Standard"><text:span text:style-name="T1">3.4.1<text:tab/></text:span>O<text:span text:style-name="T1"> χρήστης επιλέγει να γυρίσει στην αρχική σελίδα.</text:span></text:p>
      <text:p text:style-name="P11">3.4.2<text:tab/>Το σύστημα τον οδηγεί στην αρχική σελίδα της εφαρμογής.</text:p>
      <text:p text:style-name="P11"/>
      <text:p text:style-name="Standard"><text:span text:style-name="T1">Εναλλακτική ροή </text:span><text:span text:style-name="T10">5</text:span></text:p>
      <text:p text:style-name="Standard"><text:span text:style-name="T10">12</text:span><text:span text:style-name="T1">.</text:span><text:span text:style-name="T10">5</text:span><text:span text:style-name="T1">.1<text:tab/>Ο χρήστης επιλέγει να προσκαλέσει τους φίλους του.</text:span></text:p>
      <text:p text:style-name="P18"><text:span text:style-name="T10">12</text:span><text:span text:style-name="T1">.</text:span><text:span text:style-name="T10">5</text:span><text:span text:style-name="T1">.2<text:tab/>Η περίπτωση χρήσης μεταβαίνει στ</text:span><text:span text:style-name="T10">ην περίπτωση χρήσης “</text:span><text:span text:style-name="T16">Προσκάλεσε Φίλους</text:span><text:span text:style-name="T61">”</text:span><text:span text:style-name="T10">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Standard"><text:span text:style-name="T3">Τίτλος</text:span><text:span text:style-name="T1">: </text:span><text:span text:style-name="T19">Διαχείριση </text:span><text:span text:style-name="T38">Group (</text:span>Manage<text:span text:style-name="T1"> </text:span>MyGroup<text:span text:style-name="T76">)</text:span><text:span text:style-name="T1"> </text:span></text:p>
      <text:p text:style-name="Standard"><text:span text:style-name="T3">Χειριστές</text:span><text:span text:style-name="T1">: Χρήστης</text:span></text:p>
      <text:p text:style-name="Standard"><text:span text:style-name="T3">Περιγραφή:</text:span><text:span text:style-name="T1"> Η περίπτωση χρήσης αρχίζει όταν κάποιος χρήστης επιλέξει “ </text:span>Manage<text:span text:style-name="T1"> </text:span>MyGroup<text:span text:style-name="T1">” και του επιτρέπει να διαχειριστεί το τρέχον </text:span>group<text:span text:style-name="T1"> του, επιπλέον έχει την δυνατότητα να προσκαλέσει φίλους του στο </text:span>group<text:span text:style-name="T1"> του (ως δευτερεύον χρήση) και τελειώνει πραγματοποιήσει τις ενεργειές που θέλει για το </text:span>group<text:span text:style-name="T1"> του και επιλέξει να επιστρέψει στην αρχική σελίδα.</text:span></text:p>
      <text:p text:style-name="P83"/>
      <text:p text:style-name="P13">Β<text:span text:style-name="T74">ασική ροή</text:span>:</text:p>
      <text:p text:style-name="Standard"/>
      <text:list xml:id="list3636485885" text:style-name="WWNum31">
        <text:list-item>
          <text:p text:style-name="P45"><text:span text:style-name="T1">Ο χρήστης πλοηγείτε στην </text:span><text:span text:style-name="T20">αρχική</text:span><text:span text:style-name="T1"> σελίδα της εφαρμογής και επιλέγει το “</text:span>Manage<text:span text:style-name="T1"> </text:span>MyGroup<text:span text:style-name="T1"> ”.</text:span></text:p>
        </text:list-item>
        <text:list-item>
          <text:p text:style-name="P32">Το σύστημα αντλεί δεδομένα για τα <text:span text:style-name="T24">group </text:span>του χρήστη.</text:p>
        </text:list-item>
        <text:list-item>
          <text:p text:style-name="P44"><text:span text:style-name="T1">Το σύστημα εμφανίζει σελίδα όπου μπορεί να δει τα τρέχον </text:span>group<text:span text:style-name="T1"> του (μόνο αν είναι δημιουργός) και να έχει τις επιλογές να προσκαλέσει φίλους του, να διώξει κάποιον από το </text:span>group<text:span text:style-name="T1"> του και να επιστρέψει στην αρχική σελίδα της εφαρμογής. Μόνο σε περίπτωση όπου το </text:span>group<text:span text:style-name="T1"> είναι γεμάτο έχει την δυνατότητα να πατήσει <text:s/>“</text:span>ready<text:span text:style-name="T1">”.</text:span></text:p>
        </text:list-item>
        <text:list-item>
          <text:p text:style-name="P44"><text:span text:style-name="T1">Ο χρήστης επιλέγει να διώξει κάποιον από το </text:span>group<text:span text:style-name="T1"> του.</text:span></text:p>
        </text:list-item>
        <text:list-item>
          <text:p text:style-name="P44"><text:span text:style-name="T1">Το σύστημα εμφανίζει μήνυμα (</text:span>alert<text:span text:style-name="T1">) “</text:span>Are<text:span text:style-name="T1"> </text:span>you<text:span text:style-name="T1"> </text:span>sure<text:span text:style-name="T1"> </text:span>you<text:span text:style-name="T1"> </text:span>want<text:span text:style-name="T1"> </text:span>to<text:span text:style-name="T1"> </text:span>kick<text:span text:style-name="T1"> </text:span>this<text:span text:style-name="T1"> </text:span>friend<text:span text:style-name="T1">?” με τις επιλογές να δεχτεί ή να απορρίψει.</text:span></text:p>
        </text:list-item>
        <text:list-item>
          <text:p text:style-name="P44"><text:span text:style-name="T1">Ο χρήστης επιλέγει να δεχτεί να διώξει κάποιον από το </text:span>group<text:span text:style-name="T1"> του.</text:span></text:p>
        </text:list-item>
        <text:list-item>
          <text:p text:style-name="P44"><text:span text:style-name="T1">Το σύστημα </text:span><text:span text:style-name="T11">αποθηκεύει τις αλλαγές και ενημερώνεται</text:span><text:span text:style-name="T1">.</text:span></text:p>
        </text:list-item>
        <text:list-item>
          <text:p text:style-name="P44"><text:span text:style-name="T1">Το σύστημα εμφανίζει μήνυμα “</text:span>player<text:span text:style-name="T1"> </text:span><text:span text:style-name="T23">username</text:span><text:span text:style-name="T4"> </text:span>has<text:span text:style-name="T1"> </text:span>been<text:span text:style-name="T1"> </text:span>kicked<text:span text:style-name="T1">!” στην οθόνη του χρήστη και την επιλογή να επιστρέψει στην αρχική σελίδα της εφαρμογής.</text:span></text:p>
        </text:list-item>
        <text:list-item>
          <text:p text:style-name="P32">Το σύστημα διαγράφει το μήνυμα – υπενθύμισης από την αρχική οθόνη του χρήστη πού αφαιρέθηκε. </text:p>
        </text:list-item>
      </text:list>
      <text:p text:style-name="P11"/>
      <text:p text:style-name="P11"/>
      <text:p text:style-name="P11"/>
      <text:p text:style-name="P16"><text:span text:style-name="T1">Εναλλακτική ροή </text:span><text:span text:style-name="T11">1</text:span></text:p>
      <text:p text:style-name="P16"><text:span text:style-name="T11">1</text:span><text:span text:style-name="T1">.</text:span><text:span text:style-name="T32">1</text:span><text:span text:style-name="T1">.1<text:tab/>Ο χρήστης επιλέγει να προσκαλέσει τους φίλους του.</text:span></text:p>
      <text:p text:style-name="P16"><text:span text:style-name="T11">1</text:span><text:span text:style-name="T1">.</text:span><text:span text:style-name="T32">1</text:span><text:span text:style-name="T1">.2<text:tab/>Η περίπτωση χρήσης μεταβαίνει στ</text:span><text:span text:style-name="T10">ην περίπτωση χρήσης ¨</text:span><text:span text:style-name="T31">Invite friends</text:span><text:span text:style-name="T10">¨.</text:span></text:p>
      <text:p text:style-name="P3"/>
      <text:p text:style-name="P3"/>
      <text:p text:style-name="P3"/>
      <text:p text:style-name="P11"><text:soft-page-break/>Εναλλακτική ροή 2</text:p>
      <text:p text:style-name="Standard"><text:span text:style-name="T11">6</text:span><text:span text:style-name="T1">.2.1<text:tab/>Ο χρήστης επιλέγει να απορρίψει να διώξει κάποιον από το </text:span>group<text:span text:style-name="T1"> του.</text:span></text:p>
      <text:p text:style-name="P85"><text:span text:style-name="T11">6</text:span><text:span text:style-name="T1">.2.2<text:tab/></text:span><text:span text:style-name="T7">Η εναλλακτική ροή μεταβαίνει στο βήμα 3 της βασικής ροής της περίπτωσης χρήσης. </text:span></text:p>
      <text:p text:style-name="P11"/>
      <text:p text:style-name="P11">Εναλλακτική ροή 3</text:p>
      <text:p text:style-name="Standard"><text:span text:style-name="T1">1.3.1<text:tab/>Ο χρήστης πλοηγείτε στην κύρια σελίδα της εφαρμογής και επιλέγει το “</text:span>Manage<text:span text:style-name="T1"> </text:span>MyGroup<text:span text:style-name="T1"> ” χωρίς να έχει δημιουργήσει κάποιο </text:span>Group<text:span text:style-name="T1">.</text:span></text:p>
      <text:p text:style-name="Standard"><text:span text:style-name="T1">1.3.2<text:tab/>Το σύστημα τον ενημερώνει ότι δεν υπάρχει κανένα διαθέσιμο </text:span>group<text:span text:style-name="T1"> για να διαχειριστεί.</text:span></text:p>
      <text:p text:style-name="P11">1.3.3<text:tab/>Το σύστημα τον οδηγεί στην αρχική σελίδα της εφαρμογής.</text:p>
      <text:p text:style-name="P11"><text:tab/></text:p>
      <text:p text:style-name="P11">Εναλλακτική ροή 4</text:p>
      <text:p text:style-name="Standard"><text:span text:style-name="T1">3.4.1<text:tab/></text:span>O<text:span text:style-name="T1"> χρήστης επιλέγει να γυρίσει στην αρχική σελίδα.</text:span></text:p>
      <text:p text:style-name="P11">3.4.2<text:tab/>Το σύστημα τον οδηγεί στην αρχική σελίδα της εφαρμογής.</text:p>
      <text:p text:style-name="P11"/>
      <text:p text:style-name="P11">Εναλλακτική ροή 5</text:p>
      <text:p text:style-name="Standard"><text:span text:style-name="T1">2.5.1<text:tab/></text:span>O<text:span text:style-name="T1"> χρήστης επιλέγει “</text:span>ready<text:span text:style-name="T1">” (το </text:span>Group<text:span text:style-name="T1"> είναι πλήρες).</text:span></text:p>
      <text:p text:style-name="Standard"><text:span text:style-name="T1">2.5.2<text:tab/>Το σύστημα </text:span><text:span text:style-name="T11">αποθηκεύει</text:span><text:span text:style-name="T1"> τις αλλαγές </text:span><text:span text:style-name="T11">και ενημερώνεται.</text:span></text:p>
      <text:p text:style-name="Standard"><text:span text:style-name="T1">2.5.3<text:tab/>Το σύστημα εμφανίζει μήνυμα “</text:span>Your<text:span text:style-name="T1"> </text:span>group<text:span text:style-name="T1"> </text:span>is<text:span text:style-name="T1"> </text:span>ready<text:span text:style-name="T1">!”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2"/>
      <text:p text:style-name="P86"><text:span text:style-name="T3">Τίτλος</text:span><text:span text:style-name="T1">:</text:span><text:span text:style-name="T17">Προσκάλεσε Φίλους</text:span><text:span text:style-name="T36"> </text:span><text:span text:style-name="T17">(</text:span><text:span text:style-name="T41">I</text:span><text:span text:style-name="T52">nvite Friends</text:span><text:span text:style-name="T44">)</text:span></text:p>
      <text:p text:style-name="P86"><text:span text:style-name="T3">Χειριστές</text:span><text:span text:style-name="T1">: Χρήστης</text:span></text:p>
      <text:p text:style-name="P73"><text:span text:style-name="T3">Περιγραφή:</text:span><text:span text:style-name="T1"> Η περίπτωση χρήσης αρχίζει όταν κάποιος χρήστης επιλέξει “</text:span><text:span text:style-name="T41">I</text:span><text:span text:style-name="T52">nvite Friends</text:span><text:span text:style-name="T1">” και του επιτρέπει να </text:span><text:span text:style-name="T18">προσκαλέσει φίλους του στο </text:span><text:span text:style-name="T37">Group </text:span><text:span text:style-name="T18">που έχει δημιουργήσει </text:span><text:span text:style-name="T1">και τελειώνει </text:span><text:span text:style-name="T18">όταν προσκαλέσει φίλους του ή επιστρέψει στην αρχική σελίδα της εφαρμογής.</text:span></text:p>
      <text:p text:style-name="P71"/>
      <text:p text:style-name="P4"/>
      <text:p text:style-name="P10">Β<text:span text:style-name="T74">ασική ροή</text:span>:</text:p>
      <text:p text:style-name="P5"><text:span text:style-name="T30">1 <text:s/></text:span><text:span text:style-name="T1">Ο χρήστης επιλέγει να προσκαλέσει τους φίλους του </text:span><text:span text:style-name="T9">είτε στην σελίδα </text:span><text:span text:style-name="T12">Μ</text:span><text:span text:style-name="T30">anage </text:span><text:span text:style-name="T33">Μ</text:span><text:span text:style-name="T30">y</text:span><text:span text:style-name="T12">G</text:span><text:span text:style-name="T9">roup</text:span><text:span text:style-name="T30"> </text:span><text:span text:style-name="T9">είτε μετά την δημιουργία </text:span><text:span text:style-name="T30">group</text:span><text:span text:style-name="T1">.</text:span></text:p>
      <text:list xml:id="list153303761374722" text:continue-list="list474496944" text:style-name="WWNum33">
        <text:list-item>
          <text:list>
            <text:list-item>
              <text:list>
                <text:list-header>
                  <text:p text:style-name="P56">2 <text:span text:style-name="T1">Το σύστημα αντλεί δεδομένα για όλους τους φίλους του συγκεκριμένου χρήστη.</text:span></text:p>
                  <text:p text:style-name="P57"><text:span text:style-name="T1">3 <text:s/>Το σύστημα ταξινομεί τους φίλους </text:span><text:span text:style-name="T9">του συγκεκριμένου χρήστη.</text:span></text:p>
                  <text:p text:style-name="P51"><text:span text:style-name="T63">4</text:span> Το σύστημα προβάλει όλους τους φίλους του και την επιλογή να τους προσκαλέσει.</text:p>
                  <text:p text:style-name="P52"><text:span text:style-name="T63">5</text:span> Ο χρήστης προσκαλεί όσους από αυτούς επιθυμεί.</text:p>
                  <text:p text:style-name="P53"><text:span text:style-name="T63">6</text:span> Το σύστημα αποθηκεύει τις αλλαγές και ενημερώνεται.</text:p>
                  <text:p text:style-name="P58"><text:span text:style-name="T43">7</text:span><text:span text:style-name="T40"> Το σύστημα </text:span><text:span text:style-name="T41"><text:s/>ενημερώνει τους προσκεκλημένους χρήστες εισάγοντας μήνυμα – πρόσκληση στην αρχική σελίδα τους.</text:span></text:p>
                </text:list-header>
              </text:list>
            </text:list-item>
          </text:list>
        </text:list-item>
      </text:list>
      <text:p text:style-name="P59"/>
      <text:p text:style-name="P6"><text:span text:style-name="T55">Εναλλακτική ροή </text:span><text:span text:style-name="T49">1</text:span></text:p>
      <text:p text:style-name="P7"><text:span text:style-name="T48">2.1.1<text:tab/></text:span><text:span text:style-name="T55">Το σύστημα αντλεί δεδομένα για τους φίλους του συγκεκριμένου χρήστη </text:span><text:span text:style-name="T54">άλλα ο χρήστης δεν έχει ακόμα φίλους</text:span><text:span text:style-name="T55">.</text:span></text:p>
      <text:p text:style-name="P8"><text:span text:style-name="T41">2.</text:span><text:span text:style-name="T42">1.2<text:tab/>Το σύστημα τον ενημερώνει ότι δεν υπάρχει κανένας φίλος ακόμα</text:span><text:span text:style-name="T56"> </text:span><text:span text:style-name="T42">με μήνυμα</text:span><text:span text:style-name="T56"> </text:span><text:span text:style-name="T42">“</text:span><text:span text:style-name="T49">No friends yet</text:span><text:span text:style-name="T42">”.</text:span></text:p>
      <text:p text:style-name="P70">2.1.3<text:tab/>Το σύστημα τον οδηγεί στην αρχική σελίδα της εφαρμογής.</text:p>
      <text:p text:style-name="P70"/>
      <text:p text:style-name="P75"><text:span text:style-name="T50"/></text:p>
      <text:p text:style-name="P75"><text:span text:style-name="T50"/></text:p>
      <text:p text:style-name="P75"><text:span text:style-name="T50"/></text:p>
      <text:p text:style-name="P75"><text:span text:style-name="T50"/></text:p>
      <text:p text:style-name="P75"><text:soft-page-break/><text:span text:style-name="T50"/></text:p>
      <text:p text:style-name="P75"><text:span text:style-name="T50"/></text:p>
      <text:p text:style-name="P75"><text:span text:style-name="T50"/></text:p>
      <text:p text:style-name="P75"><text:span text:style-name="T50"/></text:p>
      <text:p text:style-name="P75"><text:span text:style-name="T50"/></text:p>
      <text:p text:style-name="P75"><text:span text:style-name="T50"/></text:p>
      <text:p text:style-name="P75"><text:span text:style-name="T50"/></text:p>
      <text:p text:style-name="P75"><text:span text:style-name="T50"/></text:p>
      <text:p text:style-name="P68"><text:span text:style-name="T50"/></text:p>
      <text:p text:style-name="P87"><text:span text:style-name="T3">Τίτλος</text:span><text:span text:style-name="T1">:</text:span><text:span text:style-name="T17"> </text:span><text:span text:style-name="T19">Αποδέξου Πρόσκληση </text:span><text:span text:style-name="T17">(</text:span><text:span text:style-name="T50">Accept </text:span><text:span text:style-name="T41">I</text:span><text:span text:style-name="T50">nvites</text:span><text:span text:style-name="T44">)</text:span></text:p>
      <text:p text:style-name="P87"><text:span text:style-name="T3">Χειριστές</text:span><text:span text:style-name="T1">: Χρήστης</text:span></text:p>
      <text:p text:style-name="P74"><text:span text:style-name="T47">Περιγραφή:</text:span><text:span text:style-name="T43"> Η περίπτωση χρήσης </text:span><text:span text:style-name="T46">πραγμσατοποιήται</text:span><text:span text:style-name="T43"> όταν κάποιος χρήστης επιλέξει “</text:span><text:span text:style-name="T50">Accept</text:span><text:span text:style-name="T43">” <text:s/></text:span><text:span text:style-name="T46">σε κάποια πρόσκληση που έχει λάβει στην αρχική σελίδα</text:span><text:span text:style-name="T45"> της εφαρμογής.</text:span></text:p>
      <text:p text:style-name="P74"><text:span text:style-name="T45"/></text:p>
      <text:p text:style-name="P9"><text:span text:style-name="T50">Β</text:span><text:span text:style-name="T51">ασική ροή</text:span><text:span text:style-name="T50">:</text:span></text:p>
      <text:p text:style-name="P60"/>
      <text:list xml:id="list153303397632343" text:continue-list="list3636485885" text:style-name="WWNum31">
        <text:list-header>
          <text:p text:style-name="P61"><text:span text:style-name="T34">1 <text:s/></text:span><text:span text:style-name="T1">Ο χρήστης πλοηγείτε στην </text:span><text:span text:style-name="T20">αρχική</text:span><text:span text:style-name="T1"> σελίδα της εφαρμογής και επιλέγει </text:span><text:span text:style-name="T13">να αποδεχτεί κάποιο </text:span><text:span text:style-name="T59">i</text:span><text:span text:style-name="T34">nvite </text:span><text:span text:style-name="T13">που έχει λάβει για ιδιωτικό γήπεδο</text:span><text:span text:style-name="T1">.</text:span></text:p>
          <text:p text:style-name="P62">2 <text:span text:style-name="T1">Η περίπτωση χρήσης μεταβαίνει στο βήμα</text:span><text:span text:style-name="T57"> </text:span><text:span text:style-name="T11">8</text:span><text:span text:style-name="T1"> της περίπτωσης χρήσης <text:s/>¨</text:span><text:span text:style-name="T19">Εύρεση</text:span><text:span text:style-name="T76"> </text:span><text:span text:style-name="T62">Group</text:span><text:span text:style-name="T1">¨.</text:span></text:p>
        </text:list-header>
      </text:list>
      <text:p text:style-name="P66"><text:span text:style-name="T70"/></text:p>
      <text:p text:style-name="P63"/>
      <text:list xml:id="list153302136969677" text:continue-numbering="true" text:style-name="WWNum31">
        <text:list-header>
          <text:p text:style-name="P72"><text:span text:style-name="T73">Εναλλακτική ροή </text:span><text:span text:style-name="T35">1</text:span></text:p>
          <text:p text:style-name="P67"><text:span text:style-name="T64">1 <text:s/></text:span><text:span text:style-name="T68">Ο χρήστης πλοηγείτε στην κύρια σελίδα της εφαρμογής και επιλέγει </text:span><text:span text:style-name="T67">να αποδεχτεί κάποιο </text:span><text:span text:style-name="T71">i</text:span><text:span text:style-name="T64">nvite </text:span><text:span text:style-name="T67">που έχει λάβει για </text:span><text:span text:style-name="T71">δη</text:span><text:span text:style-name="T69">μ</text:span>όσ<text:span text:style-name="T69">ιο</text:span><text:span text:style-name="T71"> </text:span><text:span text:style-name="T67">γήπεδο</text:span><text:span text:style-name="T68">.</text:span></text:p>
          <text:p text:style-name="P62"><text:span text:style-name="T35">2 </text:span><text:span text:style-name="T12">Η περίπτωση χρήσης μεταβαίνει στο βήμα</text:span><text:span text:style-name="T58"> </text:span><text:span text:style-name="T1">1</text:span><text:span text:style-name="T12"> </text:span><text:span text:style-name="T1">της εναλλακτικής ροής 1 </text:span><text:span text:style-name="T12">της περίπτωσης χρήσης <text:s/>¨</text:span><text:span text:style-name="T19">Εύρεση</text:span><text:span text:style-name="T76"> </text:span><text:span text:style-name="T62">Group</text:span><text:span text:style-name="T12">¨.</text:span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3" style:num-format="1" text:start-value="2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 text:start-value="7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format="1" text:start-value="7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2" style:num-format="1" text:start-value="6" text:display-levels="2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ΣΚΑΓΚΟΣ ΙΩΑΝΝΗΣ</meta:initial-creator>
    <meta:editing-cycles>28</meta:editing-cycles>
    <meta:creation-date>2023-03-23T18:12:00</meta:creation-date>
    <dc:date>2023-03-26T15:33:01.422000000</dc:date>
    <meta:editing-duration>PT2H1M44S</meta:editing-duration>
    <meta:generator>LibreOffice/7.0.2.2$Windows_X86_64 LibreOffice_project/8349ace3c3162073abd90d81fd06dcfb6b36b994</meta:generator>
    <meta:document-statistic meta:table-count="0" meta:image-count="0" meta:object-count="0" meta:page-count="12" meta:paragraph-count="167" meta:word-count="2413" meta:character-count="15108" meta:non-whitespace-character-count="1287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